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0.275cm"/>
    </style:style>
    <style:style style:name="co6" style:family="table-column">
      <style:table-column-properties fo:break-before="auto" style:column-width="3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fo:border="none"/>
    </style:style>
    <style:style style:name="ce2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7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7">
      <style:table-cell-properties fo:border="none"/>
    </style:style>
    <style:style style:name="ce24" style:family="table-cell" style:parent-style-name="Default" style:data-style-name="N107">
      <style:table-cell-properties fo:border="none"/>
      <style:text-properties fo:color="#800000" fo:font-weight="bold" style:font-weight-asian="bold" style:font-weight-complex="bold"/>
    </style:style>
    <style:style style:name="ce25" style:family="table-cell" style:parent-style-name="Default" style:data-style-name="N107">
      <style:table-cell-properties fo:border-bottom="0.06pt solid #000000" fo:border-left="none" fo:border-right="none" fo:border-top="none"/>
      <style:text-properties fo:color="#800000" fo:font-weight="bold" style:font-weight-asian="bold" style:font-weight-complex="bold"/>
    </style:style>
    <style:style style:name="ce26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07">
      <style:table-cell-properties fo:border="none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7">
      <style:table-cell-properties fo:border-bottom="0.06pt solid #000000" fo:border-left="none" fo:border-right="none" fo:border-top="none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Crepz Play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226" calcext:value-type="float">
            <text:p>20226</text:p>
          </table:table-cell>
          <table:table-cell office:value-type="float" office:value="36480" calcext:value-type="float">
            <text:p>36480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259" calcext:value-type="float">
            <text:p>20259</text:p>
          </table:table-cell>
          <table:table-cell office:value-type="float" office:value="37059" calcext:value-type="float">
            <text:p>3705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290" calcext:value-type="float">
            <text:p>20290</text:p>
          </table:table-cell>
          <table:table-cell office:value-type="float" office:value="36543" calcext:value-type="float">
            <text:p>36543</text:p>
          </table:table-cell>
          <table:table-cell table:number-columns-repeated="4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Média (ms)</text:p>
          </table:table-cell>
          <table:table-cell table:style-name="ce6" office:value-type="string" calcext:value-type="string">
            <text:p>Desvio (m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322" calcext:value-type="float">
            <text:p>20322</text:p>
          </table:table-cell>
          <table:table-cell office:value-type="float" office:value="36321" calcext:value-type="float">
            <text:p>36321</text:p>
          </table:table-cell>
          <table:table-cell table:number-columns-repeated="3"/>
          <table:table-cell table:style-name="ce2" office:value-type="string" calcext:value-type="string" table:number-columns-spanned="1" table:number-rows-spanned="4">
            <text:p>Somente Bugs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formula="of:=AVERAGE([.F13:.F22])" office:value-type="float" office:value="63989.3" calcext:value-type="float">
            <text:p>63989,3</text:p>
          </table:table-cell>
          <table:table-cell table:style-name="ce1" table:formula="of:=STDEV([.F13:.F22])" office:value-type="float" office:value="3509.38760248059" calcext:value-type="float">
            <text:p>3509,3876024806</text:p>
          </table:table-cell>
          <table:table-cell table:style-name="ce1" table:formula="of:=[.L$5]/[.L5]" office:value-type="float" office:value="1" calcext:value-type="float">
            <text:p>1</text:p>
          </table:table-cell>
          <table:table-cell table:style-name="ce12" table:formula="of:=[.N5]/[.K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353" calcext:value-type="float">
            <text:p>20353</text:p>
          </table:table-cell>
          <table:table-cell office:value-type="float" office:value="37911" calcext:value-type="float">
            <text:p>37911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formula="of:=AVERAGE([.F2:.F11])" office:value-type="float" office:value="36462.9" calcext:value-type="float">
            <text:p>36462,9</text:p>
          </table:table-cell>
          <table:table-cell table:style-name="ce11" table:formula="of:=STDEV([.G15:.G24])" office:value-type="string" office:string-value="" calcext:value-type="error">
            <text:p>#DIV/0!</text:p>
          </table:table-cell>
          <table:table-cell table:style-name="ce11" table:formula="of:=[.L$5]/[.L6]" office:value-type="float" office:value="1.7549152700416" calcext:value-type="float">
            <text:p>1,75491527</text:p>
          </table:table-cell>
          <table:table-cell table:style-name="ce13" table:formula="of:=[.N6]/[.K6]" office:value-type="float" office:value="0.877457635020802" calcext:value-type="float">
            <text:p>0,877457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384" calcext:value-type="float">
            <text:p>20384</text:p>
          </table:table-cell>
          <table:table-cell office:value-type="float" office:value="35046" calcext:value-type="float">
            <text:p>35046</text:p>
          </table:table-cell>
          <table:table-cell table:number-columns-repeated="3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formula="of:=AVERAGE([.G25:.G34])" office:value-type="string" office:string-value="" calcext:value-type="error">
            <text:p>#DIV/0!</text:p>
          </table:table-cell>
          <table:table-cell table:style-name="ce11" table:formula="of:=STDEV([.G25:.G34])" office:value-type="string" office:string-value="" calcext:value-type="error">
            <text:p>#DIV/0!</text:p>
          </table:table-cell>
          <table:table-cell table:style-name="ce11" table:formula="of:=[.L$5]/[.L7]" office:value-type="string" office:string-value="" calcext:value-type="error">
            <text:p>#DIV/0!</text:p>
          </table:table-cell>
          <table:table-cell table:style-name="ce13" table:formula="of:=[.N7]/[.K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415" calcext:value-type="float">
            <text:p>20415</text:p>
          </table:table-cell>
          <table:table-cell office:value-type="float" office:value="35189" calcext:value-type="float">
            <text:p>35189</text:p>
          </table:table-cell>
          <table:table-cell table:number-columns-repeated="3"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table:formula="of:=AVERAGE([.G35:.G44])" office:value-type="string" office:string-value="" calcext:value-type="error">
            <text:p>#DIV/0!</text:p>
          </table:table-cell>
          <table:table-cell table:style-name="ce10" table:formula="of:=STDEV([.G35:.G44])" office:value-type="string" office:string-value="" calcext:value-type="error">
            <text:p>#DIV/0!</text:p>
          </table:table-cell>
          <table:table-cell table:style-name="ce10" table:formula="of:=[.L$5]/[.L8]" office:value-type="string" office:string-value="" calcext:value-type="error">
            <text:p>#DIV/0!</text:p>
          </table:table-cell>
          <table:table-cell table:style-name="ce14" table:formula="of:=[.N8]/[.K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446" calcext:value-type="float">
            <text:p>20446</text:p>
          </table:table-cell>
          <table:table-cell office:value-type="float" office:value="36065" calcext:value-type="float">
            <text:p>36065</text:p>
          </table:table-cell>
          <table:table-cell table:number-columns-repeated="3"/>
          <table:table-cell table:style-name="ce5" office:value-type="string" calcext:value-type="string" table:number-columns-spanned="1" table:number-rows-spanned="4">
            <text:p>Bugs P1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formula="of:=AVERAGE([.G$85:.G$94])" office:value-type="string" office:string-value="" calcext:value-type="error">
            <text:p>#DIV/0!</text:p>
          </table:table-cell>
          <table:table-cell table:style-name="ce1" table:formula="of:=STDEV([.G$85:.G$94])" office:value-type="string" office:string-value="" calcext:value-type="error">
            <text:p>#DIV/0!</text:p>
          </table:table-cell>
          <table:table-cell table:style-name="ce1" table:formula="of:=[.L$9]/[.L9]" office:value-type="string" office:string-value="" calcext:value-type="error">
            <text:p>#DIV/0!</text:p>
          </table:table-cell>
          <table:table-cell table:style-name="ce12" table:formula="of:=[.N9]/[.K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479" calcext:value-type="float">
            <text:p>20479</text:p>
          </table:table-cell>
          <table:table-cell office:value-type="float" office:value="37919" calcext:value-type="float">
            <text:p>37919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formula="of:=AVERAGE([.G$95:.G$104])" office:value-type="string" office:string-value="" calcext:value-type="error">
            <text:p>#DIV/0!</text:p>
          </table:table-cell>
          <table:table-cell table:style-name="ce11" table:formula="of:=STDEV([.G$95:.G$104])" office:value-type="string" office:string-value="" calcext:value-type="error">
            <text:p>#DIV/0!</text:p>
          </table:table-cell>
          <table:table-cell table:style-name="ce11" table:formula="of:=[.L$9]/[.L10]" office:value-type="string" office:string-value="" calcext:value-type="error">
            <text:p>#DIV/0!</text:p>
          </table:table-cell>
          <table:table-cell table:style-name="ce13" table:formula="of:=[.N10]/[.K1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2" calcext:value-type="float">
            <text:p>2</text:p>
          </table:table-cell>
          <table:table-cell office:value-type="float" office:value="20511" calcext:value-type="float">
            <text:p>20511</text:p>
          </table:table-cell>
          <table:table-cell office:value-type="float" office:value="36096" calcext:value-type="float">
            <text:p>36096</text:p>
          </table:table-cell>
          <table:table-cell table:number-columns-repeated="3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formula="of:=AVERAGE([.G$105:.G$114])" office:value-type="string" office:string-value="" calcext:value-type="error">
            <text:p>#DIV/0!</text:p>
          </table:table-cell>
          <table:table-cell table:style-name="ce11" table:formula="of:=STDEV([.G$105:.G$114])" office:value-type="string" office:string-value="" calcext:value-type="error">
            <text:p>#DIV/0!</text:p>
          </table:table-cell>
          <table:table-cell table:style-name="ce11" table:formula="of:=[.L$9]/[.L11]" office:value-type="string" office:string-value="" calcext:value-type="error">
            <text:p>#DIV/0!</text:p>
          </table:table-cell>
          <table:table-cell table:style-name="ce13" table:formula="of:=[.N11]/[.K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table:formula="of:=AVERAGE([.G$115:.G$124])" office:value-type="string" office:string-value="" calcext:value-type="error">
            <text:p>#DIV/0!</text:p>
          </table:table-cell>
          <table:table-cell table:style-name="ce10" table:formula="of:=STDEV([.G$115:.G$124])" office:value-type="string" office:string-value="" calcext:value-type="error">
            <text:p>#DIV/0!</text:p>
          </table:table-cell>
          <table:table-cell table:style-name="ce10" table:formula="of:=[.L$9]/[.L12]" office:value-type="string" office:string-value="" calcext:value-type="error">
            <text:p>#DIV/0!</text:p>
          </table:table-cell>
          <table:table-cell table:style-name="ce14" table:formula="of:=[.N12]/[.K1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543" calcext:value-type="float">
            <text:p>20543</text:p>
          </table:table-cell>
          <table:table-cell office:value-type="float" office:value="62142" calcext:value-type="float">
            <text:p>62142</text:p>
          </table:table-cell>
          <table:table-cell table:number-columns-repeated="3"/>
          <table:table-cell table:style-name="ce2" office:value-type="string" calcext:value-type="string" table:number-columns-spanned="1" table:number-rows-spanned="4">
            <text:p>Bugs P2</text:p>
          </table:table-cell>
          <table:table-cell table:style-name="ce7" office:value-type="float" office:value="1" calcext:value-type="float">
            <text:p>1</text:p>
          </table:table-cell>
          <table:table-cell table:style-name="ce1" table:formula="of:=AVERAGE([.G$125:.G$134])" office:value-type="string" office:string-value="" calcext:value-type="error">
            <text:p>#DIV/0!</text:p>
          </table:table-cell>
          <table:table-cell table:style-name="ce1" table:formula="of:=STDEV([.G$125:.G$134])" office:value-type="string" office:string-value="" calcext:value-type="error">
            <text:p>#DIV/0!</text:p>
          </table:table-cell>
          <table:table-cell table:style-name="ce1" table:formula="of:=[.L$13]/[.L13]" office:value-type="string" office:string-value="" calcext:value-type="error">
            <text:p>#DIV/0!</text:p>
          </table:table-cell>
          <table:table-cell table:style-name="ce12" table:formula="of:=[.N13]/[.K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574" calcext:value-type="float">
            <text:p>20574</text:p>
          </table:table-cell>
          <table:table-cell office:value-type="float" office:value="67351" calcext:value-type="float">
            <text:p>67351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formula="of:=AVERAGE([.G$135:.G$144])" office:value-type="string" office:string-value="" calcext:value-type="error">
            <text:p>#DIV/0!</text:p>
          </table:table-cell>
          <table:table-cell table:style-name="ce11" table:formula="of:=STDEV([.G$135:.G$144])" office:value-type="string" office:string-value="" calcext:value-type="error">
            <text:p>#DIV/0!</text:p>
          </table:table-cell>
          <table:table-cell table:style-name="ce11" table:formula="of:=[.L$13]/[.L14]" office:value-type="string" office:string-value="" calcext:value-type="error">
            <text:p>#DIV/0!</text:p>
          </table:table-cell>
          <table:table-cell table:style-name="ce13" table:formula="of:=[.N14]/[.K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605" calcext:value-type="float">
            <text:p>20605</text:p>
          </table:table-cell>
          <table:table-cell office:value-type="float" office:value="61358" calcext:value-type="float">
            <text:p>61358</text:p>
          </table:table-cell>
          <table:table-cell table:number-columns-repeated="3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formula="of:=AVERAGE([.G$145:.G$154])" office:value-type="string" office:string-value="" calcext:value-type="error">
            <text:p>#DIV/0!</text:p>
          </table:table-cell>
          <table:table-cell table:style-name="ce11" table:formula="of:=STDEV([.G$145:.G$154])" office:value-type="string" office:string-value="" calcext:value-type="error">
            <text:p>#DIV/0!</text:p>
          </table:table-cell>
          <table:table-cell table:style-name="ce11" table:formula="of:=[.L$13]/[.L15]" office:value-type="string" office:string-value="" calcext:value-type="error">
            <text:p>#DIV/0!</text:p>
          </table:table-cell>
          <table:table-cell table:style-name="ce13" table:formula="of:=[.N15]/[.K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636" calcext:value-type="float">
            <text:p>20636</text:p>
          </table:table-cell>
          <table:table-cell office:value-type="float" office:value="62200" calcext:value-type="float">
            <text:p>62200</text:p>
          </table:table-cell>
          <table:table-cell table:number-columns-repeated="3"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table:formula="of:=AVERAGE([.G$155:.G$164])" office:value-type="string" office:string-value="" calcext:value-type="error">
            <text:p>#DIV/0!</text:p>
          </table:table-cell>
          <table:table-cell table:style-name="ce10" table:formula="of:=STDEV([.G$155:.G$164])" office:value-type="string" office:string-value="" calcext:value-type="error">
            <text:p>#DIV/0!</text:p>
          </table:table-cell>
          <table:table-cell table:style-name="ce10" table:formula="of:=[.L$13]/[.L16]" office:value-type="string" office:string-value="" calcext:value-type="error">
            <text:p>#DIV/0!</text:p>
          </table:table-cell>
          <table:table-cell table:style-name="ce14" table:formula="of:=[.N16]/[.K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668" calcext:value-type="float">
            <text:p>20668</text:p>
          </table:table-cell>
          <table:table-cell office:value-type="float" office:value="67651" calcext:value-type="float">
            <text:p>67651</text:p>
          </table:table-cell>
          <table:table-cell table:number-columns-repeated="3"/>
          <table:table-cell table:style-name="ce2" table:number-columns-spanned="1" table:number-rows-spanned="4"/>
          <table:table-cell table:style-name="ce7"/>
          <table:table-cell table:style-name="ce1" table:number-columns-repeated="3"/>
          <table:table-cell table:style-name="ce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00" calcext:value-type="float">
            <text:p>20700</text:p>
          </table:table-cell>
          <table:table-cell office:value-type="float" office:value="61142" calcext:value-type="float">
            <text:p>61142</text:p>
          </table:table-cell>
          <table:table-cell table:number-columns-repeated="3"/>
          <table:covered-table-cell table:style-name="ce3"/>
          <table:table-cell table:style-name="ce8"/>
          <table:table-cell/>
          <table:table-cell table:style-name="ce11" table:number-columns-repeated="2"/>
          <table:table-cell table:style-name="ce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31" calcext:value-type="float">
            <text:p>20731</text:p>
          </table:table-cell>
          <table:table-cell office:value-type="float" office:value="60502" calcext:value-type="float">
            <text:p>60502</text:p>
          </table:table-cell>
          <table:table-cell table:number-columns-repeated="3"/>
          <table:covered-table-cell table:style-name="ce3"/>
          <table:table-cell table:style-name="ce8"/>
          <table:table-cell/>
          <table:table-cell table:style-name="ce11" table:number-columns-repeated="2"/>
          <table:table-cell table:style-name="ce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62" calcext:value-type="float">
            <text:p>20762</text:p>
          </table:table-cell>
          <table:table-cell office:value-type="float" office:value="62897" calcext:value-type="float">
            <text:p>62897</text:p>
          </table:table-cell>
          <table:table-cell table:number-columns-repeated="3"/>
          <table:covered-table-cell table:style-name="ce4"/>
          <table:table-cell table:style-name="ce9"/>
          <table:table-cell table:style-name="ce10" table:number-columns-repeated="3"/>
          <table:table-cell table:style-name="ce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793" calcext:value-type="float">
            <text:p>20793</text:p>
          </table:table-cell>
          <table:table-cell office:value-type="float" office:value="71125" calcext:value-type="float">
            <text:p>7112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ente Bugs</text:p>
          </table:table-cell>
          <table:table-cell office:value-type="float" office:value="1" calcext:value-type="float">
            <text:p>1</text:p>
          </table:table-cell>
          <table:table-cell office:value-type="float" office:value="20826" calcext:value-type="float">
            <text:p>20826</text:p>
          </table:table-cell>
          <table:table-cell office:value-type="float" office:value="63525" calcext:value-type="float">
            <text:p>6352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0858" calcext:value-type="float">
            <text:p>20858</text:p>
          </table:table-cell>
          <table:table-cell office:value-type="float" office:value="66930" calcext:value-type="float">
            <text:p>6693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0938" calcext:value-type="float">
            <text:p>20938</text:p>
          </table:table-cell>
          <table:table-cell office:value-type="float" office:value="62165" calcext:value-type="float">
            <text:p>621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004" calcext:value-type="float">
            <text:p>21004</text:p>
          </table:table-cell>
          <table:table-cell office:value-type="float" office:value="59926" calcext:value-type="float">
            <text:p>5992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067" calcext:value-type="float">
            <text:p>21067</text:p>
          </table:table-cell>
          <table:table-cell office:value-type="float" office:value="64373" calcext:value-type="float">
            <text:p>6437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130" calcext:value-type="float">
            <text:p>21130</text:p>
          </table:table-cell>
          <table:table-cell office:value-type="float" office:value="63354" calcext:value-type="float">
            <text:p>6335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193" calcext:value-type="float">
            <text:p>21193</text:p>
          </table:table-cell>
          <table:table-cell office:value-type="float" office:value="69024" calcext:value-type="float">
            <text:p>690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259" calcext:value-type="float">
            <text:p>21259</text:p>
          </table:table-cell>
          <table:table-cell office:value-type="float" office:value="63105" calcext:value-type="float">
            <text:p>6310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323" calcext:value-type="float">
            <text:p>21323</text:p>
          </table:table-cell>
          <table:table-cell office:value-type="float" office:value="68293" calcext:value-type="float">
            <text:p>682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413" calcext:value-type="float">
            <text:p>21413</text:p>
          </table:table-cell>
          <table:table-cell office:value-type="float" office:value="64632" calcext:value-type="float">
            <text:p>6463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2</text:p>
          </table:table-cell>
          <table:table-cell office:value-type="float" office:value="1" calcext:value-type="float">
            <text:p>1</text:p>
          </table:table-cell>
          <table:table-cell office:value-type="float" office:value="21474" calcext:value-type="float">
            <text:p>21474</text:p>
          </table:table-cell>
          <table:table-cell office:value-type="float" office:value="67246" calcext:value-type="float">
            <text:p>6724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0888" calcext:value-type="float">
            <text:p>20888</text:p>
          </table:table-cell>
          <table:table-cell office:value-type="float" office:value="66548" calcext:value-type="float">
            <text:p>6654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0970" calcext:value-type="float">
            <text:p>20970</text:p>
          </table:table-cell>
          <table:table-cell office:value-type="float" office:value="64297" calcext:value-type="float">
            <text:p>642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034" calcext:value-type="float">
            <text:p>21034</text:p>
          </table:table-cell>
          <table:table-cell office:value-type="float" office:value="64855" calcext:value-type="float">
            <text:p>648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098" calcext:value-type="float">
            <text:p>21098</text:p>
          </table:table-cell>
          <table:table-cell office:value-type="float" office:value="57998" calcext:value-type="float">
            <text:p>5799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159" calcext:value-type="float">
            <text:p>21159</text:p>
          </table:table-cell>
          <table:table-cell office:value-type="float" office:value="64491" calcext:value-type="float">
            <text:p>6449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223" calcext:value-type="float">
            <text:p>21223</text:p>
          </table:table-cell>
          <table:table-cell office:value-type="float" office:value="66597" calcext:value-type="float">
            <text:p>6659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287" calcext:value-type="float">
            <text:p>21287</text:p>
          </table:table-cell>
          <table:table-cell office:value-type="float" office:value="62197" calcext:value-type="float">
            <text:p>6219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349" calcext:value-type="float">
            <text:p>21349</text:p>
          </table:table-cell>
          <table:table-cell office:value-type="float" office:value="60557" calcext:value-type="float">
            <text:p>605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384" calcext:value-type="float">
            <text:p>21384</text:p>
          </table:table-cell>
          <table:table-cell office:value-type="float" office:value="65933" calcext:value-type="float">
            <text:p>659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Bugs p1</text:p>
          </table:table-cell>
          <table:table-cell office:value-type="float" office:value="1" calcext:value-type="float">
            <text:p>1</text:p>
          </table:table-cell>
          <table:table-cell office:value-type="float" office:value="21446" calcext:value-type="float">
            <text:p>21446</text:p>
          </table:table-cell>
          <table:table-cell office:value-type="float" office:value="62629" calcext:value-type="float">
            <text:p>62629</text:p>
          </table:table-cell>
          <table:table-cell table:number-columns-repeated="9"/>
        </table:table-row>
      </table:table>
      <table:table table:name="Crepz Player - CodeSmell" table:style-name="ta1"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574" calcext:value-type="float">
            <text:p>22574</text:p>
          </table:table-cell>
          <table:table-cell office:value-type="float" office:value="53263" calcext:value-type="float">
            <text:p>53263</text:p>
          </table:table-cell>
          <table:table-cell table:number-columns-repeated="4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Média (ms)</text:p>
          </table:table-cell>
          <table:table-cell table:style-name="ce6" office:value-type="string" calcext:value-type="string">
            <text:p>Desvio (m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616" calcext:value-type="float">
            <text:p>22616</text:p>
          </table:table-cell>
          <table:table-cell office:value-type="float" office:value="47042" calcext:value-type="float">
            <text:p>47042</text:p>
          </table:table-cell>
          <table:table-cell table:number-columns-repeated="3"/>
          <table:table-cell table:style-name="ce2" office:value-type="string" calcext:value-type="string" table:number-columns-spanned="1" table:number-rows-spanned="5">
            <text:p>Code Smell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2:.F11])" office:value-type="float" office:value="50223.6" calcext:value-type="float">
            <text:p>50.223,60</text:p>
          </table:table-cell>
          <table:table-cell table:style-name="ce18" table:formula="of:=STDEV([.F2:.F11])" office:value-type="float" office:value="2979.47445776003" calcext:value-type="float">
            <text:p>2.979,47</text:p>
          </table:table-cell>
          <table:table-cell table:style-name="ce22" table:formula="of:=[.L$3]/[.L3]" office:value-type="float" office:value="1" calcext:value-type="float">
            <text:p>1,0000</text:p>
          </table:table-cell>
          <table:table-cell table:style-name="ce27" table:formula="of:=[.N3]/[.K3]"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648" calcext:value-type="float">
            <text:p>22648</text:p>
          </table:table-cell>
          <table:table-cell office:value-type="float" office:value="49699" calcext:value-type="float">
            <text:p>49699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style-name="ce19" table:formula="of:=AVERAGE([.F13:.F22])" office:value-type="float" office:value="27008.1" calcext:value-type="float">
            <text:p>27.008,10</text:p>
          </table:table-cell>
          <table:table-cell table:style-name="ce20" table:formula="of:=STDEV([.F13:.F22])" office:value-type="float" office:value="834.46369337171" calcext:value-type="float">
            <text:p>834,46</text:p>
          </table:table-cell>
          <table:table-cell table:style-name="ce23" table:formula="of:=[.L$3]/[.L4]" office:value-type="float" office:value="1.85957546069512" calcext:value-type="float">
            <text:p>1,8596</text:p>
          </table:table-cell>
          <table:table-cell table:style-name="ce28" table:formula="of:=[.N4]/[.K4]" office:value-type="float" office:value="0.929787730347563" calcext:value-type="float">
            <text:p>0,9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679" calcext:value-type="float">
            <text:p>22679</text:p>
          </table:table-cell>
          <table:table-cell office:value-type="float" office:value="51443" calcext:value-type="float">
            <text:p>51443</text:p>
          </table:table-cell>
          <table:table-cell table:number-columns-repeated="3"/>
          <table:covered-table-cell table:style-name="ce3"/>
          <table:table-cell table:style-name="ce16" office:value-type="float" office:value="4" calcext:value-type="float">
            <text:p>4</text:p>
          </table:table-cell>
          <table:table-cell table:style-name="ce20" table:formula="of:=AVERAGE([.F24:.F33])" office:value-type="float" office:value="17132.7" calcext:value-type="float">
            <text:p>17.132,70</text:p>
          </table:table-cell>
          <table:table-cell table:style-name="ce20" table:formula="of:=STDEV([.F24:.F33])" office:value-type="float" office:value="226.069826970931" calcext:value-type="float">
            <text:p>226,07</text:p>
          </table:table-cell>
          <table:table-cell table:style-name="ce24" table:formula="of:=[.L$3]/[.L5]" office:value-type="float" office:value="2.93144688227775" calcext:value-type="float">
            <text:p>2,9314</text:p>
          </table:table-cell>
          <table:table-cell table:style-name="ce28" table:formula="of:=[.N5]/[.K5]" office:value-type="float" office:value="0.732861720569437" calcext:value-type="float">
            <text:p>0,7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710" calcext:value-type="float">
            <text:p>22710</text:p>
          </table:table-cell>
          <table:table-cell office:value-type="float" office:value="49873" calcext:value-type="float">
            <text:p>49873</text:p>
          </table:table-cell>
          <table:table-cell table:number-columns-repeated="3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20" table:formula="of:=AVERAGE([.F35:.F44])" office:value-type="float" office:value="16971.4" calcext:value-type="float">
            <text:p>16.971,40</text:p>
          </table:table-cell>
          <table:table-cell table:style-name="ce20" table:formula="of:=STDEV([.F35:.F44])" office:value-type="float" office:value="360.011481298398" calcext:value-type="float">
            <text:p>360,01</text:p>
          </table:table-cell>
          <table:table-cell table:style-name="ce24" table:formula="of:=[.L$3]/[.L6]" office:value-type="float" office:value="2.95930801230305" calcext:value-type="float">
            <text:p>2,9593</text:p>
          </table:table-cell>
          <table:table-cell table:style-name="ce28" table:formula="of:=[.N6]/[.K6]" office:value-type="float" office:value="0.369913501537881" calcext:value-type="float">
            <text:p>0,36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742" calcext:value-type="float">
            <text:p>22742</text:p>
          </table:table-cell>
          <table:table-cell office:value-type="float" office:value="54875" calcext:value-type="float">
            <text:p>54875</text:p>
          </table:table-cell>
          <table:table-cell table:number-columns-repeated="3"/>
          <table:covered-table-cell table:style-name="ce4"/>
          <table:table-cell table:style-name="ce17" office:value-type="float" office:value="8" calcext:value-type="float">
            <text:p>8</text:p>
          </table:table-cell>
          <table:table-cell table:style-name="ce21" table:formula="of:=AVERAGE([.F46:.F55])" office:value-type="float" office:value="17046.8" calcext:value-type="float">
            <text:p>17.046,80</text:p>
          </table:table-cell>
          <table:table-cell table:style-name="ce21" table:formula="of:=STDEV([.F46:.F55])" office:value-type="float" office:value="469.267703744651" calcext:value-type="float">
            <text:p>469,27</text:p>
          </table:table-cell>
          <table:table-cell table:style-name="ce25" table:formula="of:=[.L$3]/[.L7]" office:value-type="float" office:value="2.94621864514161" calcext:value-type="float">
            <text:p>2,9462</text:p>
          </table:table-cell>
          <table:table-cell table:style-name="ce29" table:formula="of:=[.N7]/[.K7]" office:value-type="float" office:value="0.368277330642701" calcext:value-type="float">
            <text:p>0,3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783" calcext:value-type="float">
            <text:p>22783</text:p>
          </table:table-cell>
          <table:table-cell office:value-type="float" office:value="49439" calcext:value-type="float">
            <text:p>49439</text:p>
          </table:table-cell>
          <table:table-cell table:number-columns-repeated="3"/>
          <table:table-cell table:style-name="ce15" office:value-type="string" calcext:value-type="string">
            <text:p>Smell2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69:.F78])" office:value-type="float" office:value="47237" calcext:value-type="float">
            <text:p>47.237,00</text:p>
          </table:table-cell>
          <table:table-cell table:style-name="ce18" table:formula="of:=STDEV([.F69:.F78])" office:value-type="float" office:value="2885.66833679825" calcext:value-type="float">
            <text:p>2.885,67</text:p>
          </table:table-cell>
          <table:table-cell table:style-name="ce22" table:formula="of:=[.L$3]/[.L8]" office:value-type="float" office:value="1.06322586108347" calcext:value-type="float">
            <text:p>1,0632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814" calcext:value-type="float">
            <text:p>22814</text:p>
          </table:table-cell>
          <table:table-cell office:value-type="float" office:value="48088" calcext:value-type="float">
            <text:p>48088</text:p>
          </table:table-cell>
          <table:table-cell table:number-columns-repeated="3"/>
          <table:table-cell table:style-name="ce4" office:value-type="string" calcext:value-type="string">
            <text:p>Smell2_2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59:.F68])" office:value-type="float" office:value="45872.2" calcext:value-type="float">
            <text:p>45.872,20</text:p>
          </table:table-cell>
          <table:table-cell table:style-name="ce21" table:formula="of:=STDEV([.F59:.F68])" office:value-type="float" office:value="2992.53010009925" calcext:value-type="float">
            <text:p>2.992,53</text:p>
          </table:table-cell>
          <table:table-cell table:style-name="ce26" table:formula="of:=[.L$3]/[.L9]" office:value-type="float" office:value="1.09485919576563" calcext:value-type="float">
            <text:p>1,0949</text:p>
          </table:table-cell>
          <table:table-cell table:style-name="ce29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845" calcext:value-type="float">
            <text:p>22845</text:p>
          </table:table-cell>
          <table:table-cell office:value-type="float" office:value="53128" calcext:value-type="float">
            <text:p>53128</text:p>
          </table:table-cell>
          <table:table-cell table:number-columns-repeated="3"/>
          <table:table-cell table:style-name="ce15" office:value-type="string" calcext:value-type="string">
            <text:p>Smell4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02:.F111])" office:value-type="float" office:value="47150.3" calcext:value-type="float">
            <text:p>47.150,30</text:p>
          </table:table-cell>
          <table:table-cell table:style-name="ce18" table:formula="of:=STDEV([.F102:.F111])" office:value-type="float" office:value="2327.75657614317" calcext:value-type="float">
            <text:p>2.327,76</text:p>
          </table:table-cell>
          <table:table-cell table:style-name="ce22" table:formula="of:=[.L$3]/[.L10]" office:value-type="float" office:value="1.06518092143634" calcext:value-type="float">
            <text:p>1,0652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2876" calcext:value-type="float">
            <text:p>22876</text:p>
          </table:table-cell>
          <table:table-cell office:value-type="float" office:value="45386" calcext:value-type="float">
            <text:p>45386</text:p>
          </table:table-cell>
          <table:table-cell table:number-columns-repeated="3"/>
          <table:table-cell table:style-name="ce3" office:value-type="string" calcext:value-type="string">
            <text:p>Smell4_2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82:.F91])" office:value-type="float" office:value="46827.4" calcext:value-type="float">
            <text:p>46.827,40</text:p>
          </table:table-cell>
          <table:table-cell table:style-name="ce20" table:formula="of:=STDEV([.F82:.F91])" office:value-type="float" office:value="2633.79355472081" calcext:value-type="float">
            <text:p>2.633,79</text:p>
          </table:table-cell>
          <table:table-cell table:style-name="ce23" table:formula="of:=[.L$3]/[.L11]" office:value-type="float" office:value="1.07252591431512" calcext:value-type="float">
            <text:p>1,072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table:style-name="ce3" office:value-type="string" calcext:value-type="string">
            <text:p>Smell4_3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112:.F121])" office:value-type="float" office:value="47052.6666666667" calcext:value-type="float">
            <text:p>47.052,67</text:p>
          </table:table-cell>
          <table:table-cell table:style-name="ce20" table:formula="of:=STDEV([.F112:.F121])" office:value-type="float" office:value="2601.64841975237" calcext:value-type="float">
            <text:p>2.601,65</text:p>
          </table:table-cell>
          <table:table-cell table:style-name="ce23" table:formula="of:=[.L$3]/[.L12]" office:value-type="float" office:value="1.06739115034217" calcext:value-type="float">
            <text:p>1,0674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2908" calcext:value-type="float">
            <text:p>22908</text:p>
          </table:table-cell>
          <table:table-cell office:value-type="float" office:value="27436" calcext:value-type="float">
            <text:p>27436</text:p>
          </table:table-cell>
          <table:table-cell table:number-columns-repeated="3"/>
          <table:table-cell table:style-name="ce4" office:value-type="string" calcext:value-type="string">
            <text:p>Smell4_4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92:.F101])" office:value-type="float" office:value="47485.2" calcext:value-type="float">
            <text:p>47.485,20</text:p>
          </table:table-cell>
          <table:table-cell table:style-name="ce21" table:formula="of:=STDEV([.F92:.F101])" office:value-type="float" office:value="2256.4018948563" calcext:value-type="float">
            <text:p>2.256,40</text:p>
          </table:table-cell>
          <table:table-cell table:style-name="ce26" table:formula="of:=[.L$3]/[.L13]" office:value-type="float" office:value="1.05766849460463" calcext:value-type="float">
            <text:p>1,0577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2940" calcext:value-type="float">
            <text:p>22940</text:p>
          </table:table-cell>
          <table:table-cell office:value-type="float" office:value="26140" calcext:value-type="float">
            <text:p>26140</text:p>
          </table:table-cell>
          <table:table-cell table:number-columns-repeated="3"/>
          <table:table-cell table:style-name="ce15" office:value-type="string" calcext:value-type="string">
            <text:p>Smell8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95:.F204])" office:value-type="float" office:value="69919.2" calcext:value-type="float">
            <text:p>69.919,20</text:p>
          </table:table-cell>
          <table:table-cell table:style-name="ce18" table:formula="of:=STDEV([.F195:.F204])" office:value-type="float" office:value="7559.94292747417" calcext:value-type="float">
            <text:p>7.559,94</text:p>
          </table:table-cell>
          <table:table-cell table:style-name="ce22" table:formula="of:=[.L$3]/[.L14]" office:value-type="float" office:value="0.718309133971785" calcext:value-type="float">
            <text:p>0,7183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2972" calcext:value-type="float">
            <text:p>22972</text:p>
          </table:table-cell>
          <table:table-cell office:value-type="float" office:value="25696" calcext:value-type="float">
            <text:p>25696</text:p>
          </table:table-cell>
          <table:table-cell table:number-columns-repeated="3"/>
          <table:table-cell table:style-name="ce3" office:value-type="string" calcext:value-type="string">
            <text:p>Smell8_2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65:.F174])" office:value-type="float" office:value="72105.4" calcext:value-type="float">
            <text:p>72.105,40</text:p>
          </table:table-cell>
          <table:table-cell table:style-name="ce20" table:formula="of:=STDEV([.F165:.F174])" office:value-type="float" office:value="3095.91975922432" calcext:value-type="float">
            <text:p>3.095,92</text:p>
          </table:table-cell>
          <table:table-cell table:style-name="ce23" table:formula="of:=[.L$3]/[.L15]" office:value-type="float" office:value="0.696530356949688" calcext:value-type="float">
            <text:p>0,696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03" calcext:value-type="float">
            <text:p>23003</text:p>
          </table:table-cell>
          <table:table-cell office:value-type="float" office:value="27973" calcext:value-type="float">
            <text:p>27973</text:p>
          </table:table-cell>
          <table:table-cell table:number-columns-repeated="3"/>
          <table:table-cell table:style-name="ce3" office:value-type="string" calcext:value-type="string">
            <text:p>Smell8_3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35:.F144])" office:value-type="float" office:value="68801.5" calcext:value-type="float">
            <text:p>68.801,50</text:p>
          </table:table-cell>
          <table:table-cell table:style-name="ce20" table:formula="of:=STDEV([.F135:.F144])" office:value-type="float" office:value="7090.05032500554" calcext:value-type="float">
            <text:p>7.090,05</text:p>
          </table:table-cell>
          <table:table-cell table:style-name="ce23" table:formula="of:=[.L$3]/[.L16]" office:value-type="float" office:value="0.729978270822584" calcext:value-type="float">
            <text:p>0,7300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34" calcext:value-type="float">
            <text:p>23034</text:p>
          </table:table-cell>
          <table:table-cell office:value-type="float" office:value="26496" calcext:value-type="float">
            <text:p>26496</text:p>
          </table:table-cell>
          <table:table-cell table:number-columns-repeated="3"/>
          <table:table-cell table:style-name="ce3" office:value-type="string" calcext:value-type="string">
            <text:p>Smell8_4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25:.F134])" office:value-type="float" office:value="70891.3333333333" calcext:value-type="float">
            <text:p>70.891,33</text:p>
          </table:table-cell>
          <table:table-cell table:style-name="ce20" table:formula="of:=STDEV([.F125:.F134])" office:value-type="float" office:value="8586.89005111862" calcext:value-type="float">
            <text:p>8.586,89</text:p>
          </table:table-cell>
          <table:table-cell table:style-name="ce23" table:formula="of:=[.L$3]/[.L17]" office:value-type="float" office:value="0.708458955960766" calcext:value-type="float">
            <text:p>0,708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66" calcext:value-type="float">
            <text:p>23066</text:p>
          </table:table-cell>
          <table:table-cell office:value-type="float" office:value="28236" calcext:value-type="float">
            <text:p>28236</text:p>
          </table:table-cell>
          <table:table-cell table:number-columns-repeated="3"/>
          <table:table-cell table:style-name="ce3" office:value-type="string" calcext:value-type="string">
            <text:p>Smell8_5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75:.F184])" office:value-type="float" office:value="70724.1" calcext:value-type="float">
            <text:p>70.724,10</text:p>
          </table:table-cell>
          <table:table-cell table:style-name="ce20" table:formula="of:=STDEV([.F175:.F184])" office:value-type="float" office:value="3404.10329031172" calcext:value-type="float">
            <text:p>3.404,10</text:p>
          </table:table-cell>
          <table:table-cell table:style-name="ce23" table:formula="of:=[.L$3]/[.L18]" office:value-type="float" office:value="0.710134169257721" calcext:value-type="float">
            <text:p>0,7101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097" calcext:value-type="float">
            <text:p>23097</text:p>
          </table:table-cell>
          <table:table-cell office:value-type="float" office:value="26455" calcext:value-type="float">
            <text:p>26455</text:p>
          </table:table-cell>
          <table:table-cell table:number-columns-repeated="3"/>
          <table:table-cell table:style-name="ce3" office:value-type="string" calcext:value-type="string">
            <text:p>Smell8_6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85:.F194])" office:value-type="float" office:value="69638.4" calcext:value-type="float">
            <text:p>69.638,40</text:p>
          </table:table-cell>
          <table:table-cell table:style-name="ce20" table:formula="of:=STDEV([.F185:.F194])" office:value-type="float" office:value="5297.54669005695" calcext:value-type="float">
            <text:p>5.297,55</text:p>
          </table:table-cell>
          <table:table-cell table:style-name="ce23" table:formula="of:=[.L$3]/[.L19]" office:value-type="float" office:value="0.721205541770058" calcext:value-type="float">
            <text:p>0,721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129" calcext:value-type="float">
            <text:p>23129</text:p>
          </table:table-cell>
          <table:table-cell office:value-type="float" office:value="27478" calcext:value-type="float">
            <text:p>27478</text:p>
          </table:table-cell>
          <table:table-cell table:number-columns-repeated="3"/>
          <table:table-cell table:style-name="ce3" office:value-type="string" calcext:value-type="string">
            <text:p>Smell8_7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45:.F154])" office:value-type="float" office:value="70211.6" calcext:value-type="float">
            <text:p>70.211,60</text:p>
          </table:table-cell>
          <table:table-cell table:style-name="ce20" table:formula="of:=STDEV([.F144:.F153])" office:value-type="float" office:value="5680.03894841889" calcext:value-type="float">
            <text:p>5.680,04</text:p>
          </table:table-cell>
          <table:table-cell table:style-name="ce23" table:formula="of:=[.L$3]/[.L20]" office:value-type="float" office:value="0.715317696790844" calcext:value-type="float">
            <text:p>0,715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160" calcext:value-type="float">
            <text:p>23160</text:p>
          </table:table-cell>
          <table:table-cell office:value-type="float" office:value="26656" calcext:value-type="float">
            <text:p>26656</text:p>
          </table:table-cell>
          <table:table-cell table:number-columns-repeated="3"/>
          <table:table-cell table:style-name="ce4" office:value-type="string" calcext:value-type="string">
            <text:p>Smell8_8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155:.F164])" office:value-type="float" office:value="69131.9" calcext:value-type="float">
            <text:p>69.131,90</text:p>
          </table:table-cell>
          <table:table-cell table:style-name="ce21" table:formula="of:=STDEV([.F155:.F164])" office:value-type="float" office:value="5347.13442363706" calcext:value-type="float">
            <text:p>5.347,13</text:p>
          </table:table-cell>
          <table:table-cell table:style-name="ce26" table:formula="of:=[.L$3]/[.L21]" office:value-type="float" office:value="0.726489507738106" calcext:value-type="float">
            <text:p>0,7265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23191" calcext:value-type="float">
            <text:p>23191</text:p>
          </table:table-cell>
          <table:table-cell office:value-type="float" office:value="27515" calcext:value-type="float">
            <text:p>27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223" calcext:value-type="float">
            <text:p>23223</text:p>
          </table:table-cell>
          <table:table-cell office:value-type="float" office:value="17331" calcext:value-type="float">
            <text:p>1733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254" calcext:value-type="float">
            <text:p>23254</text:p>
          </table:table-cell>
          <table:table-cell office:value-type="float" office:value="17100" calcext:value-type="float">
            <text:p>171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285" calcext:value-type="float">
            <text:p>23285</text:p>
          </table:table-cell>
          <table:table-cell office:value-type="float" office:value="17267" calcext:value-type="float">
            <text:p>1726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316" calcext:value-type="float">
            <text:p>23316</text:p>
          </table:table-cell>
          <table:table-cell office:value-type="float" office:value="16684" calcext:value-type="float">
            <text:p>166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347" calcext:value-type="float">
            <text:p>23347</text:p>
          </table:table-cell>
          <table:table-cell office:value-type="float" office:value="17060" calcext:value-type="float">
            <text:p>1706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378" calcext:value-type="float">
            <text:p>23378</text:p>
          </table:table-cell>
          <table:table-cell office:value-type="float" office:value="16882" calcext:value-type="float">
            <text:p>1688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410" calcext:value-type="float">
            <text:p>23410</text:p>
          </table:table-cell>
          <table:table-cell office:value-type="float" office:value="17385" calcext:value-type="float">
            <text:p>1738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441" calcext:value-type="float">
            <text:p>23441</text:p>
          </table:table-cell>
          <table:table-cell office:value-type="float" office:value="17346" calcext:value-type="float">
            <text:p>1734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472" calcext:value-type="float">
            <text:p>23472</text:p>
          </table:table-cell>
          <table:table-cell office:value-type="float" office:value="17029" calcext:value-type="float">
            <text:p>1702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23503" calcext:value-type="float">
            <text:p>23503</text:p>
          </table:table-cell>
          <table:table-cell office:value-type="float" office:value="17243" calcext:value-type="float">
            <text:p>17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535" calcext:value-type="float">
            <text:p>23535</text:p>
          </table:table-cell>
          <table:table-cell office:value-type="float" office:value="17815" calcext:value-type="float">
            <text:p>1781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566" calcext:value-type="float">
            <text:p>23566</text:p>
          </table:table-cell>
          <table:table-cell office:value-type="float" office:value="17187" calcext:value-type="float">
            <text:p>1718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598" calcext:value-type="float">
            <text:p>23598</text:p>
          </table:table-cell>
          <table:table-cell office:value-type="float" office:value="16699" calcext:value-type="float">
            <text:p>1669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629" calcext:value-type="float">
            <text:p>23629</text:p>
          </table:table-cell>
          <table:table-cell office:value-type="float" office:value="16839" calcext:value-type="float">
            <text:p>1683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660" calcext:value-type="float">
            <text:p>23660</text:p>
          </table:table-cell>
          <table:table-cell office:value-type="float" office:value="16908" calcext:value-type="float">
            <text:p>1690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691" calcext:value-type="float">
            <text:p>23691</text:p>
          </table:table-cell>
          <table:table-cell office:value-type="float" office:value="16996" calcext:value-type="float">
            <text:p>1699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722" calcext:value-type="float">
            <text:p>23722</text:p>
          </table:table-cell>
          <table:table-cell office:value-type="float" office:value="16720" calcext:value-type="float">
            <text:p>1672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753" calcext:value-type="float">
            <text:p>23753</text:p>
          </table:table-cell>
          <table:table-cell office:value-type="float" office:value="17193" calcext:value-type="float">
            <text:p>171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784" calcext:value-type="float">
            <text:p>23784</text:p>
          </table:table-cell>
          <table:table-cell office:value-type="float" office:value="16797" calcext:value-type="float">
            <text:p>1679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23815" calcext:value-type="float">
            <text:p>23815</text:p>
          </table:table-cell>
          <table:table-cell office:value-type="float" office:value="16560" calcext:value-type="float">
            <text:p>16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847" calcext:value-type="float">
            <text:p>23847</text:p>
          </table:table-cell>
          <table:table-cell office:value-type="float" office:value="17033" calcext:value-type="float">
            <text:p>1703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878" calcext:value-type="float">
            <text:p>23878</text:p>
          </table:table-cell>
          <table:table-cell office:value-type="float" office:value="16659" calcext:value-type="float">
            <text:p>1665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909" calcext:value-type="float">
            <text:p>23909</text:p>
          </table:table-cell>
          <table:table-cell office:value-type="float" office:value="17193" calcext:value-type="float">
            <text:p>1719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940" calcext:value-type="float">
            <text:p>23940</text:p>
          </table:table-cell>
          <table:table-cell office:value-type="float" office:value="16528" calcext:value-type="float">
            <text:p>1652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3972" calcext:value-type="float">
            <text:p>23972</text:p>
          </table:table-cell>
          <table:table-cell office:value-type="float" office:value="16596" calcext:value-type="float">
            <text:p>1659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03" calcext:value-type="float">
            <text:p>24003</text:p>
          </table:table-cell>
          <table:table-cell office:value-type="float" office:value="18066" calcext:value-type="float">
            <text:p>1806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34" calcext:value-type="float">
            <text:p>24034</text:p>
          </table:table-cell>
          <table:table-cell office:value-type="float" office:value="17264" calcext:value-type="float">
            <text:p>1726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17286" calcext:value-type="float">
            <text:p>1728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096" calcext:value-type="float">
            <text:p>24096</text:p>
          </table:table-cell>
          <table:table-cell office:value-type="float" office:value="17207" calcext:value-type="float">
            <text:p>1720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24127" calcext:value-type="float">
            <text:p>24127</text:p>
          </table:table-cell>
          <table:table-cell office:value-type="float" office:value="16636" calcext:value-type="float">
            <text:p>16636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159" calcext:value-type="float">
            <text:p>24159</text:p>
          </table:table-cell>
          <table:table-cell office:value-type="float" office:value="44106" calcext:value-type="float">
            <text:p>4410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224" calcext:value-type="float">
            <text:p>24224</text:p>
          </table:table-cell>
          <table:table-cell office:value-type="float" office:value="49549" calcext:value-type="float">
            <text:p>4954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311" calcext:value-type="float">
            <text:p>24311</text:p>
          </table:table-cell>
          <table:table-cell office:value-type="float" office:value="43783" calcext:value-type="float">
            <text:p>4378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349" calcext:value-type="float">
            <text:p>24349</text:p>
          </table:table-cell>
          <table:table-cell office:value-type="float" office:value="50522" calcext:value-type="float">
            <text:p>5052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411" calcext:value-type="float">
            <text:p>24411</text:p>
          </table:table-cell>
          <table:table-cell office:value-type="float" office:value="47234" calcext:value-type="float">
            <text:p>4723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497" calcext:value-type="float">
            <text:p>24497</text:p>
          </table:table-cell>
          <table:table-cell office:value-type="float" office:value="48796" calcext:value-type="float">
            <text:p>4879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536" calcext:value-type="float">
            <text:p>24536</text:p>
          </table:table-cell>
          <table:table-cell office:value-type="float" office:value="44921" calcext:value-type="float">
            <text:p>4492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621" calcext:value-type="float">
            <text:p>24621</text:p>
          </table:table-cell>
          <table:table-cell office:value-type="float" office:value="44715" calcext:value-type="float">
            <text:p>447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683" calcext:value-type="float">
            <text:p>24683</text:p>
          </table:table-cell>
          <table:table-cell office:value-type="float" office:value="41278" calcext:value-type="float">
            <text:p>4127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24745" calcext:value-type="float">
            <text:p>24745</text:p>
          </table:table-cell>
          <table:table-cell office:value-type="float" office:value="43818" calcext:value-type="float">
            <text:p>4381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187" calcext:value-type="float">
            <text:p>24187</text:p>
          </table:table-cell>
          <table:table-cell office:value-type="float" office:value="42532" calcext:value-type="float">
            <text:p>4253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249" calcext:value-type="float">
            <text:p>24249</text:p>
          </table:table-cell>
          <table:table-cell office:value-type="float" office:value="43912" calcext:value-type="float">
            <text:p>439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286" calcext:value-type="float">
            <text:p>24286</text:p>
          </table:table-cell>
          <table:table-cell office:value-type="float" office:value="48722" calcext:value-type="float">
            <text:p>487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374" calcext:value-type="float">
            <text:p>24374</text:p>
          </table:table-cell>
          <table:table-cell office:value-type="float" office:value="50160" calcext:value-type="float">
            <text:p>5016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436" calcext:value-type="float">
            <text:p>24436</text:p>
          </table:table-cell>
          <table:table-cell office:value-type="float" office:value="44552" calcext:value-type="float">
            <text:p>4455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474" calcext:value-type="float">
            <text:p>24474</text:p>
          </table:table-cell>
          <table:table-cell office:value-type="float" office:value="49340" calcext:value-type="float">
            <text:p>4934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559" calcext:value-type="float">
            <text:p>2455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588" calcext:value-type="float">
            <text:p>24588</text:p>
          </table:table-cell>
          <table:table-cell office:value-type="float" office:value="49637" calcext:value-type="float">
            <text:p>4963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651" calcext:value-type="float">
            <text:p>24651</text:p>
          </table:table-cell>
          <table:table-cell office:value-type="float" office:value="46787" calcext:value-type="float">
            <text:p>4678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24714" calcext:value-type="float">
            <text:p>24714</text:p>
          </table:table-cell>
          <table:table-cell office:value-type="float" office:value="49491" calcext:value-type="float">
            <text:p>49491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4781" calcext:value-type="float">
            <text:p>24781</text:p>
          </table:table-cell>
          <table:table-cell office:value-type="float" office:value="42102" calcext:value-type="float">
            <text:p>421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4901" calcext:value-type="float">
            <text:p>24901</text:p>
          </table:table-cell>
          <table:table-cell office:value-type="float" office:value="43329" calcext:value-type="float">
            <text:p>4332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026" calcext:value-type="float">
            <text:p>25026</text:p>
          </table:table-cell>
          <table:table-cell office:value-type="float" office:value="48510" calcext:value-type="float">
            <text:p>4851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150" calcext:value-type="float">
            <text:p>25150</text:p>
          </table:table-cell>
          <table:table-cell office:value-type="float" office:value="47943" calcext:value-type="float">
            <text:p>4794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276" calcext:value-type="float">
            <text:p>25276</text:p>
          </table:table-cell>
          <table:table-cell office:value-type="float" office:value="43928" calcext:value-type="float">
            <text:p>4392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400" calcext:value-type="float">
            <text:p>25400</text:p>
          </table:table-cell>
          <table:table-cell office:value-type="float" office:value="48670" calcext:value-type="float">
            <text:p>4867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524" calcext:value-type="float">
            <text:p>25524</text:p>
          </table:table-cell>
          <table:table-cell office:value-type="float" office:value="48866" calcext:value-type="float">
            <text:p>4886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648" calcext:value-type="float">
            <text:p>25648</text:p>
          </table:table-cell>
          <table:table-cell office:value-type="float" office:value="49199" calcext:value-type="float">
            <text:p>4919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773" calcext:value-type="float">
            <text:p>25773</text:p>
          </table:table-cell>
          <table:table-cell office:value-type="float" office:value="47692" calcext:value-type="float">
            <text:p>4769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25898" calcext:value-type="float">
            <text:p>25898</text:p>
          </table:table-cell>
          <table:table-cell office:value-type="float" office:value="48035" calcext:value-type="float">
            <text:p>4803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4808" calcext:value-type="float">
            <text:p>24808</text:p>
          </table:table-cell>
          <table:table-cell office:value-type="float" office:value="47402" calcext:value-type="float">
            <text:p>474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4932" calcext:value-type="float">
            <text:p>24932</text:p>
          </table:table-cell>
          <table:table-cell office:value-type="float" office:value="43486" calcext:value-type="float">
            <text:p>434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056" calcext:value-type="float">
            <text:p>25056</text:p>
          </table:table-cell>
          <table:table-cell office:value-type="float" office:value="49507" calcext:value-type="float">
            <text:p>4950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181" calcext:value-type="float">
            <text:p>25181</text:p>
          </table:table-cell>
          <table:table-cell office:value-type="float" office:value="46322" calcext:value-type="float">
            <text:p>4632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306" calcext:value-type="float">
            <text:p>25306</text:p>
          </table:table-cell>
          <table:table-cell office:value-type="float" office:value="48953" calcext:value-type="float">
            <text:p>4895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431" calcext:value-type="float">
            <text:p>25431</text:p>
          </table:table-cell>
          <table:table-cell office:value-type="float" office:value="49690" calcext:value-type="float">
            <text:p>4969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583" calcext:value-type="float">
            <text:p>25583</text:p>
          </table:table-cell>
          <table:table-cell office:value-type="float" office:value="48940" calcext:value-type="float">
            <text:p>4894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708" calcext:value-type="float">
            <text:p>25708</text:p>
          </table:table-cell>
          <table:table-cell office:value-type="float" office:value="45143" calcext:value-type="float">
            <text:p>4514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807" calcext:value-type="float">
            <text:p>25807</text:p>
          </table:table-cell>
          <table:table-cell office:value-type="float" office:value="45506" calcext:value-type="float">
            <text:p>4550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25930" calcext:value-type="float">
            <text:p>25930</text:p>
          </table:table-cell>
          <table:table-cell office:value-type="float" office:value="49903" calcext:value-type="float">
            <text:p>4990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4836" calcext:value-type="float">
            <text:p>24836</text:p>
          </table:table-cell>
          <table:table-cell office:value-type="float" office:value="49506" calcext:value-type="float">
            <text:p>4950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4991" calcext:value-type="float">
            <text:p>24991</text:p>
          </table:table-cell>
          <table:table-cell office:value-type="float" office:value="44894" calcext:value-type="float">
            <text:p>448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090" calcext:value-type="float">
            <text:p>25090</text:p>
          </table:table-cell>
          <table:table-cell office:value-type="float" office:value="49657" calcext:value-type="float">
            <text:p>4965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241" calcext:value-type="float">
            <text:p>25241</text:p>
          </table:table-cell>
          <table:table-cell office:value-type="float" office:value="48438" calcext:value-type="float">
            <text:p>4843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365" calcext:value-type="float">
            <text:p>25365</text:p>
          </table:table-cell>
          <table:table-cell office:value-type="float" office:value="48941" calcext:value-type="float">
            <text:p>4894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490" calcext:value-type="float">
            <text:p>25490</text:p>
          </table:table-cell>
          <table:table-cell office:value-type="float" office:value="47921" calcext:value-type="float">
            <text:p>4792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615" calcext:value-type="float">
            <text:p>25615</text:p>
          </table:table-cell>
          <table:table-cell office:value-type="float" office:value="43580" calcext:value-type="float">
            <text:p>4358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736" calcext:value-type="float">
            <text:p>25736</text:p>
          </table:table-cell>
          <table:table-cell office:value-type="float" office:value="48215" calcext:value-type="float">
            <text:p>4821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864" calcext:value-type="float">
            <text:p>25864</text:p>
          </table:table-cell>
          <table:table-cell office:value-type="float" office:value="46709" calcext:value-type="float">
            <text:p>4670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25987" calcext:value-type="float">
            <text:p>25987</text:p>
          </table:table-cell>
          <table:table-cell office:value-type="float" office:value="43642" calcext:value-type="float">
            <text:p>4364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4866" calcext:value-type="float">
            <text:p>24866</text:p>
          </table:table-cell>
          <table:table-cell office:value-type="float" office:value="42657" calcext:value-type="float">
            <text:p>426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4965" calcext:value-type="float">
            <text:p>24965</text:p>
          </table:table-cell>
          <table:table-cell office:value-type="float" office:value="48686" calcext:value-type="float">
            <text:p>486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115" calcext:value-type="float">
            <text:p>25115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215" calcext:value-type="float">
            <text:p>25215</text:p>
          </table:table-cell>
          <table:table-cell office:value-type="float" office:value="48584" calcext:value-type="float">
            <text:p>485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340" calcext:value-type="float">
            <text:p>25340</text:p>
          </table:table-cell>
          <table:table-cell office:value-type="float" office:value="46724" calcext:value-type="float">
            <text:p>467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460" calcext:value-type="float">
            <text:p>25460</text:p>
          </table:table-cell>
          <table:table-cell office:value-type="float" office:value="42638" calcext:value-type="float">
            <text:p>4263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558" calcext:value-type="float">
            <text:p>25558</text:p>
          </table:table-cell>
          <table:table-cell office:value-type="float" office:value="48515" calcext:value-type="float">
            <text:p>485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682" calcext:value-type="float">
            <text:p>25682</text:p>
          </table:table-cell>
          <table:table-cell office:value-type="float" office:value="48598" calcext:value-type="float">
            <text:p>4859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830" calcext:value-type="float">
            <text:p>25830</text:p>
          </table:table-cell>
          <table:table-cell office:value-type="float" office:value="47733" calcext:value-type="float">
            <text:p>477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25957" calcext:value-type="float">
            <text:p>25957</text:p>
          </table:table-cell>
          <table:table-cell office:value-type="float" office:value="49339" calcext:value-type="float">
            <text:p>49339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035" calcext:value-type="float">
            <text:p>26035</text:p>
          </table:table-cell>
          <table:table-cell office:value-type="float" office:value="49288" calcext:value-type="float">
            <text:p>4928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273" calcext:value-type="float">
            <text:p>26273</text:p>
          </table:table-cell>
          <table:table-cell office:value-type="float" office:value="74184" calcext:value-type="float">
            <text:p>741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522" calcext:value-type="float">
            <text:p>26522</text:p>
          </table:table-cell>
          <table:table-cell office:value-type="float" office:value="75768" calcext:value-type="float">
            <text:p>7576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6775" calcext:value-type="float">
            <text:p>26775</text:p>
          </table:table-cell>
          <table:table-cell office:value-type="float" office:value="77308" calcext:value-type="float">
            <text:p>7730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049" calcext:value-type="float">
            <text:p>27049</text:p>
          </table:table-cell>
          <table:table-cell office:value-type="float" office:value="75580" calcext:value-type="float">
            <text:p>7558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306" calcext:value-type="float">
            <text:p>27306</text:p>
          </table:table-cell>
          <table:table-cell office:value-type="float" office:value="69132" calcext:value-type="float">
            <text:p>6913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552" calcext:value-type="float">
            <text:p>27552</text:p>
          </table:table-cell>
          <table:table-cell office:value-type="float" office:value="71373" calcext:value-type="float">
            <text:p>7137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800" calcext:value-type="float">
            <text:p>27800</text:p>
          </table:table-cell>
          <table:table-cell office:value-type="float" office:value="69905" calcext:value-type="float">
            <text:p>699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8045" calcext:value-type="float">
            <text:p>28045</text:p>
          </table:table-cell>
          <table:table-cell office:value-type="float" office:value="75484" calcext:value-type="float">
            <text:p>7548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8297" calcext:value-type="float">
            <text:p>28297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062" calcext:value-type="float">
            <text:p>26062</text:p>
          </table:table-cell>
          <table:table-cell office:value-type="float" office:value="52079" calcext:value-type="float">
            <text:p>5207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303" calcext:value-type="float">
            <text:p>26303</text:p>
          </table:table-cell>
          <table:table-cell office:value-type="float" office:value="74671" calcext:value-type="float">
            <text:p>7467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552" calcext:value-type="float">
            <text:p>26552</text:p>
          </table:table-cell>
          <table:table-cell office:value-type="float" office:value="74536" calcext:value-type="float">
            <text:p>745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6801" calcext:value-type="float">
            <text:p>26801</text:p>
          </table:table-cell>
          <table:table-cell office:value-type="float" office:value="63986" calcext:value-type="float">
            <text:p>639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024" calcext:value-type="float">
            <text:p>27024</text:p>
          </table:table-cell>
          <table:table-cell office:value-type="float" office:value="71242" calcext:value-type="float">
            <text:p>712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270" calcext:value-type="float">
            <text:p>27270</text:p>
          </table:table-cell>
          <table:table-cell office:value-type="float" office:value="70382" calcext:value-type="float">
            <text:p>7038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519" calcext:value-type="float">
            <text:p>27519</text:p>
          </table:table-cell>
          <table:table-cell office:value-type="float" office:value="70884" calcext:value-type="float">
            <text:p>7088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7766" calcext:value-type="float">
            <text:p>27766</text:p>
          </table:table-cell>
          <table:table-cell office:value-type="float" office:value="70101" calcext:value-type="float">
            <text:p>7010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8014" calcext:value-type="float">
            <text:p>28014</text:p>
          </table:table-cell>
          <table:table-cell office:value-type="float" office:value="75749" calcext:value-type="float">
            <text:p>7574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8263" calcext:value-type="float">
            <text:p>28263</text:p>
          </table:table-cell>
          <table:table-cell office:value-type="float" office:value="64385" calcext:value-type="float">
            <text:p>6438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090" calcext:value-type="float">
            <text:p>26090</text:p>
          </table:table-cell>
          <table:table-cell office:value-type="float" office:value="57271" calcext:value-type="float">
            <text:p>5727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338" calcext:value-type="float">
            <text:p>26338</text:p>
          </table:table-cell>
          <table:table-cell office:value-type="float" office:value="71497" calcext:value-type="float">
            <text:p>714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585" calcext:value-type="float">
            <text:p>26585</text:p>
          </table:table-cell>
          <table:table-cell office:value-type="float" office:value="75231" calcext:value-type="float">
            <text:p>7523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6834" calcext:value-type="float">
            <text:p>26834</text:p>
          </table:table-cell>
          <table:table-cell office:value-type="float" office:value="74467" calcext:value-type="float">
            <text:p>7446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111" calcext:value-type="float">
            <text:p>27111</text:p>
          </table:table-cell>
          <table:table-cell office:value-type="float" office:value="70713" calcext:value-type="float">
            <text:p>7071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357" calcext:value-type="float">
            <text:p>27357</text:p>
          </table:table-cell>
          <table:table-cell office:value-type="float" office:value="68893" calcext:value-type="float">
            <text:p>6889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581" calcext:value-type="float">
            <text:p>27581</text:p>
          </table:table-cell>
          <table:table-cell office:value-type="float" office:value="68178" calcext:value-type="float">
            <text:p>6817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825" calcext:value-type="float">
            <text:p>27825</text:p>
          </table:table-cell>
          <table:table-cell office:value-type="float" office:value="75108" calcext:value-type="float">
            <text:p>751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8080" calcext:value-type="float">
            <text:p>28080</text:p>
          </table:table-cell>
          <table:table-cell office:value-type="float" office:value="74014" calcext:value-type="float">
            <text:p>7401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8353" calcext:value-type="float">
            <text:p>28353</text:p>
          </table:table-cell>
          <table:table-cell office:value-type="float" office:value="66744" calcext:value-type="float">
            <text:p>6674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119" calcext:value-type="float">
            <text:p>26119</text:p>
          </table:table-cell>
          <table:table-cell office:value-type="float" office:value="56768" calcext:value-type="float">
            <text:p>5676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364" calcext:value-type="float">
            <text:p>26364</text:p>
          </table:table-cell>
          <table:table-cell office:value-type="float" office:value="70325" calcext:value-type="float">
            <text:p>703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612" calcext:value-type="float">
            <text:p>26612</text:p>
          </table:table-cell>
          <table:table-cell office:value-type="float" office:value="73993" calcext:value-type="float">
            <text:p>7399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6858" calcext:value-type="float">
            <text:p>26858</text:p>
          </table:table-cell>
          <table:table-cell office:value-type="float" office:value="67371" calcext:value-type="float">
            <text:p>6737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083" calcext:value-type="float">
            <text:p>27083</text:p>
          </table:table-cell>
          <table:table-cell office:value-type="float" office:value="72215" calcext:value-type="float">
            <text:p>722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331" calcext:value-type="float">
            <text:p>27331</text:p>
          </table:table-cell>
          <table:table-cell office:value-type="float" office:value="73420" calcext:value-type="float">
            <text:p>7342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604" calcext:value-type="float">
            <text:p>27604</text:p>
          </table:table-cell>
          <table:table-cell office:value-type="float" office:value="75302" calcext:value-type="float">
            <text:p>7530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857" calcext:value-type="float">
            <text:p>27857</text:p>
          </table:table-cell>
          <table:table-cell office:value-type="float" office:value="67581" calcext:value-type="float">
            <text:p>6758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8103" calcext:value-type="float">
            <text:p>28103</text:p>
          </table:table-cell>
          <table:table-cell office:value-type="float" office:value="66815" calcext:value-type="float">
            <text:p>6681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8323" calcext:value-type="float">
            <text:p>28323</text:p>
          </table:table-cell>
          <table:table-cell office:value-type="float" office:value="67529" calcext:value-type="float">
            <text:p>6752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150" calcext:value-type="float">
            <text:p>26150</text:p>
          </table:table-cell>
          <table:table-cell office:value-type="float" office:value="75077" calcext:value-type="float">
            <text:p>7507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427" calcext:value-type="float">
            <text:p>26427</text:p>
          </table:table-cell>
          <table:table-cell office:value-type="float" office:value="71597" calcext:value-type="float">
            <text:p>7159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675" calcext:value-type="float">
            <text:p>26675</text:p>
          </table:table-cell>
          <table:table-cell office:value-type="float" office:value="69964" calcext:value-type="float">
            <text:p>6996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899" calcext:value-type="float">
            <text:p>26899</text:p>
          </table:table-cell>
          <table:table-cell office:value-type="float" office:value="70278" calcext:value-type="float">
            <text:p>7027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146" calcext:value-type="float">
            <text:p>27146</text:p>
          </table:table-cell>
          <table:table-cell office:value-type="float" office:value="74178" calcext:value-type="float">
            <text:p>7417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401" calcext:value-type="float">
            <text:p>27401</text:p>
          </table:table-cell>
          <table:table-cell office:value-type="float" office:value="73638" calcext:value-type="float">
            <text:p>7363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672" calcext:value-type="float">
            <text:p>27672</text:p>
          </table:table-cell>
          <table:table-cell office:value-type="float" office:value="73548" calcext:value-type="float">
            <text:p>7354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7925" calcext:value-type="float">
            <text:p>27925</text:p>
          </table:table-cell>
          <table:table-cell office:value-type="float" office:value="77018" calcext:value-type="float">
            <text:p>7701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8200" calcext:value-type="float">
            <text:p>28200</text:p>
          </table:table-cell>
          <table:table-cell office:value-type="float" office:value="67309" calcext:value-type="float">
            <text:p>6730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8421" calcext:value-type="float">
            <text:p>28421</text:p>
          </table:table-cell>
          <table:table-cell office:value-type="float" office:value="68447" calcext:value-type="float">
            <text:p>6844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180" calcext:value-type="float">
            <text:p>26180</text:p>
          </table:table-cell>
          <table:table-cell office:value-type="float" office:value="65169" calcext:value-type="float">
            <text:p>6516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402" calcext:value-type="float">
            <text:p>26402</text:p>
          </table:table-cell>
          <table:table-cell office:value-type="float" office:value="72278" calcext:value-type="float">
            <text:p>7227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650" calcext:value-type="float">
            <text:p>26650</text:p>
          </table:table-cell>
          <table:table-cell office:value-type="float" office:value="77038" calcext:value-type="float">
            <text:p>7703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927" calcext:value-type="float">
            <text:p>26927</text:p>
          </table:table-cell>
          <table:table-cell office:value-type="float" office:value="72814" calcext:value-type="float">
            <text:p>728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181" calcext:value-type="float">
            <text:p>27181</text:p>
          </table:table-cell>
          <table:table-cell office:value-type="float" office:value="68276" calcext:value-type="float">
            <text:p>6827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424" calcext:value-type="float">
            <text:p>27424</text:p>
          </table:table-cell>
          <table:table-cell office:value-type="float" office:value="69215" calcext:value-type="float">
            <text:p>692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646" calcext:value-type="float">
            <text:p>27646</text:p>
          </table:table-cell>
          <table:table-cell office:value-type="float" office:value="67556" calcext:value-type="float">
            <text:p>6755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7890" calcext:value-type="float">
            <text:p>27890</text:p>
          </table:table-cell>
          <table:table-cell office:value-type="float" office:value="73083" calcext:value-type="float">
            <text:p>7308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8142" calcext:value-type="float">
            <text:p>28142</text:p>
          </table:table-cell>
          <table:table-cell office:value-type="float" office:value="69713" calcext:value-type="float">
            <text:p>6971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8387" calcext:value-type="float">
            <text:p>28387</text:p>
          </table:table-cell>
          <table:table-cell office:value-type="float" office:value="72099" calcext:value-type="float">
            <text:p>7209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210" calcext:value-type="float">
            <text:p>26210</text:p>
          </table:table-cell>
          <table:table-cell office:value-type="float" office:value="71375" calcext:value-type="float">
            <text:p>713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462" calcext:value-type="float">
            <text:p>26462</text:p>
          </table:table-cell>
          <table:table-cell office:value-type="float" office:value="68883" calcext:value-type="float">
            <text:p>688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709" calcext:value-type="float">
            <text:p>26709</text:p>
          </table:table-cell>
          <table:table-cell office:value-type="float" office:value="72697" calcext:value-type="float">
            <text:p>7269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6957" calcext:value-type="float">
            <text:p>26957</text:p>
          </table:table-cell>
          <table:table-cell office:value-type="float" office:value="70053" calcext:value-type="float">
            <text:p>7005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205" calcext:value-type="float">
            <text:p>27205</text:p>
          </table:table-cell>
          <table:table-cell office:value-type="float" office:value="69371" calcext:value-type="float">
            <text:p>6937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451" calcext:value-type="float">
            <text:p>27451</text:p>
          </table:table-cell>
          <table:table-cell office:value-type="float" office:value="75534" calcext:value-type="float">
            <text:p>7553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702" calcext:value-type="float">
            <text:p>27702</text:p>
          </table:table-cell>
          <table:table-cell office:value-type="float" office:value="68932" calcext:value-type="float">
            <text:p>6893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7948" calcext:value-type="float">
            <text:p>27948</text:p>
          </table:table-cell>
          <table:table-cell office:value-type="float" office:value="68252" calcext:value-type="float">
            <text:p>6825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8171" calcext:value-type="float">
            <text:p>28171</text:p>
          </table:table-cell>
          <table:table-cell office:value-type="float" office:value="74871" calcext:value-type="float">
            <text:p>7487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8444" calcext:value-type="float">
            <text:p>28444</text:p>
          </table:table-cell>
          <table:table-cell office:value-type="float" office:value="56416" calcext:value-type="float">
            <text:p>5641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240" calcext:value-type="float">
            <text:p>26240</text:p>
          </table:table-cell>
          <table:table-cell office:value-type="float" office:value="66790" calcext:value-type="float">
            <text:p>6679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485" calcext:value-type="float">
            <text:p>26485</text:p>
          </table:table-cell>
          <table:table-cell office:value-type="float" office:value="68444" calcext:value-type="float">
            <text:p>6844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733" calcext:value-type="float">
            <text:p>26733</text:p>
          </table:table-cell>
          <table:table-cell office:value-type="float" office:value="74004" calcext:value-type="float">
            <text:p>740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983" calcext:value-type="float">
            <text:p>26983</text:p>
          </table:table-cell>
          <table:table-cell office:value-type="float" office:value="69766" calcext:value-type="float">
            <text:p>6976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232" calcext:value-type="float">
            <text:p>27232</text:p>
          </table:table-cell>
          <table:table-cell office:value-type="float" office:value="74809" calcext:value-type="float">
            <text:p>7480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484" calcext:value-type="float">
            <text:p>27484</text:p>
          </table:table-cell>
          <table:table-cell office:value-type="float" office:value="77527" calcext:value-type="float">
            <text:p>7752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734" calcext:value-type="float">
            <text:p>27734</text:p>
          </table:table-cell>
          <table:table-cell office:value-type="float" office:value="75119" calcext:value-type="float">
            <text:p>7511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7984" calcext:value-type="float">
            <text:p>27984</text:p>
          </table:table-cell>
          <table:table-cell office:value-type="float" office:value="74548" calcext:value-type="float">
            <text:p>7454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8233" calcext:value-type="float">
            <text:p>28233</text:p>
          </table:table-cell>
          <table:table-cell office:value-type="float" office:value="66871" calcext:value-type="float">
            <text:p>6687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crepz-player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8482" calcext:value-type="float">
            <text:p>28482</text:p>
          </table:table-cell>
          <table:table-cell office:value-type="float" office:value="51314" calcext:value-type="float">
            <text:p>51314</text:p>
          </table:table-cell>
          <table:table-cell table:number-columns-repeated="9"/>
        </table:table-row>
      </table:table>
      <table:table table:name="JDownloader - CodeSmell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726" calcext:value-type="float">
            <text:p>29726</text:p>
          </table:table-cell>
          <table:table-cell office:value-type="float" office:value="552966" calcext:value-type="float">
            <text:p>552966</text:p>
          </table:table-cell>
          <table:table-cell table:number-columns-repeated="4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Média (ms)</text:p>
          </table:table-cell>
          <table:table-cell table:style-name="ce6" office:value-type="string" calcext:value-type="string">
            <text:p>Desvio (m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769" calcext:value-type="float">
            <text:p>29769</text:p>
          </table:table-cell>
          <table:table-cell office:value-type="float" office:value="567846" calcext:value-type="float">
            <text:p>567846</text:p>
          </table:table-cell>
          <table:table-cell table:number-columns-repeated="3"/>
          <table:table-cell table:style-name="ce2" office:value-type="string" calcext:value-type="string" table:number-columns-spanned="1" table:number-rows-spanned="5">
            <text:p>Code Smell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2:.F11])" office:value-type="float" office:value="559196.5" calcext:value-type="float">
            <text:p>559.196,50</text:p>
          </table:table-cell>
          <table:table-cell table:style-name="ce18" table:formula="of:=STDEV([.F2:.F11])" office:value-type="float" office:value="13367.2109801891" calcext:value-type="float">
            <text:p>13.367,21</text:p>
          </table:table-cell>
          <table:table-cell table:style-name="ce22" table:formula="of:=[.L$3]/[.L3]" office:value-type="float" office:value="1" calcext:value-type="float">
            <text:p>1,0000</text:p>
          </table:table-cell>
          <table:table-cell table:style-name="ce27" table:formula="of:=[.N3]/[.K3]"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805" calcext:value-type="float">
            <text:p>29805</text:p>
          </table:table-cell>
          <table:table-cell office:value-type="float" office:value="547487" calcext:value-type="float">
            <text:p>547487</text:p>
          </table:table-cell>
          <table:table-cell table:number-columns-repeated="3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style-name="ce19" table:formula="of:=AVERAGE([.F13:.F22])" office:value-type="float" office:value="506984.555555556" calcext:value-type="float">
            <text:p>506.984,56</text:p>
          </table:table-cell>
          <table:table-cell table:style-name="ce20" table:formula="of:=STDEV([.F13:.F22])" office:value-type="float" office:value="10038.1778489812" calcext:value-type="float">
            <text:p>10.038,18</text:p>
          </table:table-cell>
          <table:table-cell table:style-name="ce23" table:formula="of:=[.L$3]/[.L4]" office:value-type="float" office:value="1.10298527612391" calcext:value-type="float">
            <text:p>1,1030</text:p>
          </table:table-cell>
          <table:table-cell table:style-name="ce28" table:formula="of:=[.N4]/[.K4]" office:value-type="float" office:value="0.551492638061953" calcext:value-type="float">
            <text:p>0,5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840" calcext:value-type="float">
            <text:p>29840</text:p>
          </table:table-cell>
          <table:table-cell office:value-type="float" office:value="556889" calcext:value-type="float">
            <text:p>556889</text:p>
          </table:table-cell>
          <table:table-cell table:number-columns-repeated="3"/>
          <table:covered-table-cell table:style-name="ce3"/>
          <table:table-cell table:style-name="ce16" office:value-type="float" office:value="4" calcext:value-type="float">
            <text:p>4</text:p>
          </table:table-cell>
          <table:table-cell table:style-name="ce20" table:formula="of:=AVERAGE([.F24:.F33])" office:value-type="float" office:value="481900.375" calcext:value-type="float">
            <text:p>481.900,38</text:p>
          </table:table-cell>
          <table:table-cell table:style-name="ce20" table:formula="of:=STDEV([.F24:.F33])" office:value-type="float" office:value="8262.32615010533" calcext:value-type="float">
            <text:p>8.262,33</text:p>
          </table:table-cell>
          <table:table-cell table:style-name="ce30" table:formula="of:=[.L$3]/[.L5]" office:value-type="float" office:value="1.16039855748193" calcext:value-type="float">
            <text:p>1,1604</text:p>
          </table:table-cell>
          <table:table-cell table:style-name="ce28" table:formula="of:=[.N5]/[.K5]" office:value-type="float" office:value="0.290099639370482" calcext:value-type="float">
            <text:p>0,2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876" calcext:value-type="float">
            <text:p>29876</text:p>
          </table:table-cell>
          <table:table-cell office:value-type="float" office:value="554811" calcext:value-type="float">
            <text:p>554811</text:p>
          </table:table-cell>
          <table:table-cell table:number-columns-repeated="3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20" table:formula="of:=AVERAGE([.F35:.F44])" office:value-type="float" office:value="477112" calcext:value-type="float">
            <text:p>477.112,00</text:p>
          </table:table-cell>
          <table:table-cell table:style-name="ce20" table:formula="of:=STDEV([.F35:.F44])" office:value-type="float" office:value="3354.32952636269" calcext:value-type="float">
            <text:p>3.354,33</text:p>
          </table:table-cell>
          <table:table-cell table:style-name="ce30" table:formula="of:=[.L$3]/[.L6]" office:value-type="float" office:value="1.17204450946528" calcext:value-type="float">
            <text:p>1,1720</text:p>
          </table:table-cell>
          <table:table-cell table:style-name="ce28" table:formula="of:=[.N6]/[.K6]" office:value-type="float" office:value="0.14650556368316" calcext:value-type="float">
            <text:p>0,1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912" calcext:value-type="float">
            <text:p>29912</text:p>
          </table:table-cell>
          <table:table-cell office:value-type="float" office:value="557948" calcext:value-type="float">
            <text:p>557948</text:p>
          </table:table-cell>
          <table:table-cell table:number-columns-repeated="3"/>
          <table:covered-table-cell table:style-name="ce4"/>
          <table:table-cell table:style-name="ce17" office:value-type="float" office:value="8" calcext:value-type="float">
            <text:p>8</text:p>
          </table:table-cell>
          <table:table-cell table:style-name="ce21" table:formula="of:=AVERAGE([.F46:.F55])" office:value-type="float" office:value="475977.125" calcext:value-type="float">
            <text:p>475.977,13</text:p>
          </table:table-cell>
          <table:table-cell table:style-name="ce21" table:formula="of:=STDEV([.F46:.F55])" office:value-type="float" office:value="3246.48554759055" calcext:value-type="float">
            <text:p>3.246,49</text:p>
          </table:table-cell>
          <table:table-cell table:style-name="ce31" table:formula="of:=[.L$3]/[.L7]" office:value-type="float" office:value="1.17483902193829" calcext:value-type="float">
            <text:p>1,1748</text:p>
          </table:table-cell>
          <table:table-cell table:style-name="ce29" table:formula="of:=[.N7]/[.K7]" office:value-type="float" office:value="0.146854877742286" calcext:value-type="float">
            <text:p>0,1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958" calcext:value-type="float">
            <text:p>29958</text:p>
          </table:table-cell>
          <table:table-cell office:value-type="float" office:value="559868" calcext:value-type="float">
            <text:p>559868</text:p>
          </table:table-cell>
          <table:table-cell table:number-columns-repeated="3"/>
          <table:table-cell table:style-name="ce15" office:value-type="string" calcext:value-type="string">
            <text:p>Smell2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72:.F81])" office:value-type="float" office:value="463249.7" calcext:value-type="float">
            <text:p>463.249,70</text:p>
          </table:table-cell>
          <table:table-cell table:style-name="ce18" table:formula="of:=STDEV([.F72:.F81])" office:value-type="float" office:value="6118.9488939414" calcext:value-type="float">
            <text:p>6.118,95</text:p>
          </table:table-cell>
          <table:table-cell table:style-name="ce22" table:formula="of:=[.L$3]/[.L8]" office:value-type="float" office:value="1.20711680978962" calcext:value-type="float">
            <text:p>1,2071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29995" calcext:value-type="float">
            <text:p>29995</text:p>
          </table:table-cell>
          <table:table-cell office:value-type="float" office:value="592974" calcext:value-type="float">
            <text:p>592974</text:p>
          </table:table-cell>
          <table:table-cell table:number-columns-repeated="3"/>
          <table:table-cell table:style-name="ce4" office:value-type="string" calcext:value-type="string">
            <text:p>Smell2_2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62:.F71])" office:value-type="float" office:value="451982.2" calcext:value-type="float">
            <text:p>451.982,20</text:p>
          </table:table-cell>
          <table:table-cell table:style-name="ce21" table:formula="of:=STDEV([.F62:.F71])" office:value-type="float" office:value="52217.9318770009" calcext:value-type="float">
            <text:p>52.217,93</text:p>
          </table:table-cell>
          <table:table-cell table:style-name="ce26" table:formula="of:=[.L$3]/[.L9]" office:value-type="float" office:value="1.23720912018217" calcext:value-type="float">
            <text:p>1,2372</text:p>
          </table:table-cell>
          <table:table-cell table:style-name="ce29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30030" calcext:value-type="float">
            <text:p>30030</text:p>
          </table:table-cell>
          <table:table-cell office:value-type="float" office:value="555154" calcext:value-type="float">
            <text:p>555154</text:p>
          </table:table-cell>
          <table:table-cell table:number-columns-repeated="3"/>
          <table:table-cell table:style-name="ce15" office:value-type="string" calcext:value-type="string">
            <text:p>Smell4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04:.F113])" office:value-type="float" office:value="299950.7" calcext:value-type="float">
            <text:p>299.950,70</text:p>
          </table:table-cell>
          <table:table-cell table:style-name="ce18" table:formula="of:=STDEV([.F104:.F113])" office:value-type="float" office:value="54885.2851643013" calcext:value-type="float">
            <text:p>54.885,29</text:p>
          </table:table-cell>
          <table:table-cell table:style-name="ce22" table:formula="of:=[.L$3]/[.L10]" office:value-type="float" office:value="1.86429469909555" calcext:value-type="float">
            <text:p>1,8643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1" calcext:value-type="float">
            <text:p>1</text:p>
          </table:table-cell>
          <table:table-cell office:value-type="float" office:value="30065" calcext:value-type="float">
            <text:p>30065</text:p>
          </table:table-cell>
          <table:table-cell office:value-type="float" office:value="546022" calcext:value-type="float">
            <text:p>546022</text:p>
          </table:table-cell>
          <table:table-cell table:number-columns-repeated="3"/>
          <table:table-cell table:style-name="ce3" office:value-type="string" calcext:value-type="string">
            <text:p>Smell4_2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114:.F123])" office:value-type="float" office:value="282772.2" calcext:value-type="float">
            <text:p>282.772,20</text:p>
          </table:table-cell>
          <table:table-cell table:style-name="ce20" table:formula="of:=STDEV([.F114:.F123])" office:value-type="float" office:value="4797.60439756714" calcext:value-type="float">
            <text:p>4.797,60</text:p>
          </table:table-cell>
          <table:table-cell table:style-name="ce23" table:formula="of:=[.L$3]/[.L11]" office:value-type="float" office:value="1.97755118784661" calcext:value-type="float">
            <text:p>1,9776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Smell4_3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AVERAGE([.F84:.F93])" office:value-type="float" office:value="283702.5" calcext:value-type="float">
            <text:p>283.702,50</text:p>
          </table:table-cell>
          <table:table-cell table:style-name="ce20" table:formula="of:=STDEV([.F84:.F93])" office:value-type="float" office:value="6607.50393702325" calcext:value-type="float">
            <text:p>6.607,50</text:p>
          </table:table-cell>
          <table:table-cell table:style-name="ce23" table:formula="of:=[.L$3]/[.L12]" office:value-type="float" office:value="1.97106652214908" calcext:value-type="float">
            <text:p>1,9711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table:style-name="ce4" office:value-type="string" calcext:value-type="string">
            <text:p>Smell4_4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94:.F103])" office:value-type="float" office:value="278208.4" calcext:value-type="float">
            <text:p>278.208,40</text:p>
          </table:table-cell>
          <table:table-cell table:style-name="ce21" table:formula="of:=STDEV([.F94:.F103])" office:value-type="float" office:value="9973.27726365701" calcext:value-type="float">
            <text:p>9.973,28</text:p>
          </table:table-cell>
          <table:table-cell table:style-name="ce26" table:formula="of:=[.L$3]/[.L13]" office:value-type="float" office:value="2.00999143088419" calcext:value-type="float">
            <text:p>2,0100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102" calcext:value-type="float">
            <text:p>30102</text:p>
          </table:table-cell>
          <table:table-cell office:value-type="float" office:value="500006" calcext:value-type="float">
            <text:p>500006</text:p>
          </table:table-cell>
          <table:table-cell table:number-columns-repeated="3"/>
          <table:table-cell table:style-name="ce15" office:value-type="string" calcext:value-type="string">
            <text:p>Smell8_1</text:p>
          </table:table-cell>
          <table:table-cell table:style-name="ce7" office:value-type="float" office:value="1" calcext:value-type="float">
            <text:p>1</text:p>
          </table:table-cell>
          <table:table-cell table:style-name="ce18" table:formula="of:=AVERAGE([.F126:.F135])" office:value-type="float" office:value="365536.8" calcext:value-type="float">
            <text:p>365.536,80</text:p>
          </table:table-cell>
          <table:table-cell table:style-name="ce18" table:formula="of:=STDEV([.F126:.F135])" office:value-type="float" office:value="29984.831149544" calcext:value-type="float">
            <text:p>29.984,83</text:p>
          </table:table-cell>
          <table:table-cell table:style-name="ce22" table:formula="of:=[.L$3]/[.L14]" office:value-type="float" office:value="1.52979535849742" calcext:value-type="float">
            <text:p>1,5298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147" calcext:value-type="float">
            <text:p>30147</text:p>
          </table:table-cell>
          <table:table-cell office:value-type="float" office:value="513631" calcext:value-type="float">
            <text:p>513631</text:p>
          </table:table-cell>
          <table:table-cell table:number-columns-repeated="3"/>
          <table:table-cell table:style-name="ce3" office:value-type="string" calcext:value-type="string">
            <text:p>Smell8_2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66:.F175])" office:value-type="float" office:value="371480.3" calcext:value-type="float">
            <text:p>371.480,30</text:p>
          </table:table-cell>
          <table:table-cell table:style-name="ce20" table:formula="of:=STDEV([.F166:.F175])" office:value-type="float" office:value="72746.657627764" calcext:value-type="float">
            <text:p>72.746,66</text:p>
          </table:table-cell>
          <table:table-cell table:style-name="ce23" table:formula="of:=[.L$3]/[.L15]" office:value-type="float" office:value="1.5053193937875" calcext:value-type="float">
            <text:p>1,505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183" calcext:value-type="float">
            <text:p>30183</text:p>
          </table:table-cell>
          <table:table-cell office:value-type="float" office:value="519458" calcext:value-type="float">
            <text:p>519458</text:p>
          </table:table-cell>
          <table:table-cell table:number-columns-repeated="3"/>
          <table:table-cell table:style-name="ce3" office:value-type="string" calcext:value-type="string">
            <text:p>Smell8_3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36:.F145])" office:value-type="float" office:value="369068.2" calcext:value-type="float">
            <text:p>369.068,20</text:p>
          </table:table-cell>
          <table:table-cell table:style-name="ce20" table:formula="of:=STDEV([.F136:.F145])" office:value-type="float" office:value="29950.1493181216" calcext:value-type="float">
            <text:p>29.950,15</text:p>
          </table:table-cell>
          <table:table-cell table:style-name="ce23" table:formula="of:=[.L$3]/[.L16]" office:value-type="float" office:value="1.51515763211244" calcext:value-type="float">
            <text:p>1,515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219" calcext:value-type="float">
            <text:p>30219</text:p>
          </table:table-cell>
          <table:table-cell office:value-type="float" office:value="498557" calcext:value-type="float">
            <text:p>498557</text:p>
          </table:table-cell>
          <table:table-cell table:number-columns-repeated="3"/>
          <table:table-cell table:style-name="ce3" office:value-type="string" calcext:value-type="string">
            <text:p>Smell8_4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96:.F205])" office:value-type="float" office:value="347555.9" calcext:value-type="float">
            <text:p>347.555,90</text:p>
          </table:table-cell>
          <table:table-cell table:style-name="ce20" table:formula="of:=STDEV([.F196:.F205])" office:value-type="float" office:value="4161.36164814675" calcext:value-type="float">
            <text:p>4.161,36</text:p>
          </table:table-cell>
          <table:table-cell table:style-name="ce23" table:formula="of:=[.L$3]/[.L17]" office:value-type="float" office:value="1.60893974177967" calcext:value-type="float">
            <text:p>1,6089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256" calcext:value-type="float">
            <text:p>30256</text:p>
          </table:table-cell>
          <table:table-cell office:value-type="float" office:value="499705" calcext:value-type="float">
            <text:p>499705</text:p>
          </table:table-cell>
          <table:table-cell table:number-columns-repeated="3"/>
          <table:table-cell table:style-name="ce3" office:value-type="string" calcext:value-type="string">
            <text:p>Smell8_5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76:.F185])" office:value-type="float" office:value="369969.9" calcext:value-type="float">
            <text:p>369.969,90</text:p>
          </table:table-cell>
          <table:table-cell table:style-name="ce20" table:formula="of:=STDEV([.F176:.F186])" office:value-type="float" office:value="41724.6806635201" calcext:value-type="float">
            <text:p>41.724,68</text:p>
          </table:table-cell>
          <table:table-cell table:style-name="ce23" table:formula="of:=[.L$3]/[.L18]" office:value-type="float" office:value="1.51146485160009" calcext:value-type="float">
            <text:p>1,5115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292" calcext:value-type="float">
            <text:p>30292</text:p>
          </table:table-cell>
          <table:table-cell office:value-type="float" office:value="501605" calcext:value-type="float">
            <text:p>501605</text:p>
          </table:table-cell>
          <table:table-cell table:number-columns-repeated="3"/>
          <table:table-cell table:style-name="ce3" office:value-type="string" calcext:value-type="string">
            <text:p>Smell8_6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46:.F155])" office:value-type="float" office:value="363055.1" calcext:value-type="float">
            <text:p>363.055,10</text:p>
          </table:table-cell>
          <table:table-cell table:style-name="ce20" table:formula="of:=STDEV([.F146:.F155])" office:value-type="float" office:value="33908.4420148991" calcext:value-type="float">
            <text:p>33.908,44</text:p>
          </table:table-cell>
          <table:table-cell table:style-name="ce23" table:formula="of:=[.L$3]/[.L19]" office:value-type="float" office:value="1.54025243000305" calcext:value-type="float">
            <text:p>1,5403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328" calcext:value-type="float">
            <text:p>30328</text:p>
          </table:table-cell>
          <table:table-cell office:value-type="float" office:value="505357" calcext:value-type="float">
            <text:p>505357</text:p>
          </table:table-cell>
          <table:table-cell table:number-columns-repeated="3"/>
          <table:table-cell table:style-name="ce3" office:value-type="string" calcext:value-type="string">
            <text:p>Smell8_7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AVERAGE([.F156:.F165])" office:value-type="float" office:value="353430.5" calcext:value-type="float">
            <text:p>353.430,50</text:p>
          </table:table-cell>
          <table:table-cell table:style-name="ce20" table:formula="of:=STDEV([.F156:.F165])" office:value-type="float" office:value="9751.97988159897" calcext:value-type="float">
            <text:p>9.751,98</text:p>
          </table:table-cell>
          <table:table-cell table:style-name="ce23" table:formula="of:=[.L$3]/[.L20]" office:value-type="float" office:value="1.58219649973616" calcext:value-type="float">
            <text:p>1,5822</text:p>
          </table:table-cell>
          <table:table-cell table:style-name="ce13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373" calcext:value-type="float">
            <text:p>30373</text:p>
          </table:table-cell>
          <table:table-cell office:value-type="float" office:value="499115" calcext:value-type="float">
            <text:p>499115</text:p>
          </table:table-cell>
          <table:table-cell table:number-columns-repeated="3"/>
          <table:table-cell table:style-name="ce4" office:value-type="string" calcext:value-type="string">
            <text:p>Smell8_8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AVERAGE([.F186:.F195])" office:value-type="float" office:value="356284.1" calcext:value-type="float">
            <text:p>356.284,10</text:p>
          </table:table-cell>
          <table:table-cell table:style-name="ce21" table:formula="of:=STDEV([.F186:.F195])" office:value-type="float" office:value="6005.3944721947" calcext:value-type="float">
            <text:p>6.005,39</text:p>
          </table:table-cell>
          <table:table-cell table:style-name="ce26" table:formula="of:=[.L$3]/[.L21]" office:value-type="float" office:value="1.56952415221448" calcext:value-type="float">
            <text:p>1,5695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408" calcext:value-type="float">
            <text:p>30408</text:p>
          </table:table-cell>
          <table:table-cell office:value-type="float" office:value="525427" calcext:value-type="float">
            <text:p>52542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2" calcext:value-type="float">
            <text:p>2</text:p>
          </table:table-cell>
          <table:table-cell office:value-type="float" office:value="30442" calcext:value-type="float">
            <text:p>30442</text:p>
          </table:table-cell>
          <table:table-cell office:value-type="float" office:value="502568" calcext:value-type="float">
            <text:p>50256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478" calcext:value-type="float">
            <text:p>30478</text:p>
          </table:table-cell>
          <table:table-cell office:value-type="float" office:value="501598" calcext:value-type="float">
            <text:p>50159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516" calcext:value-type="float">
            <text:p>30516</text:p>
          </table:table-cell>
          <table:table-cell office:value-type="float" office:value="482957" calcext:value-type="float">
            <text:p>48295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550" calcext:value-type="float">
            <text:p>30550</text:p>
          </table:table-cell>
          <table:table-cell office:value-type="float" office:value="476449" calcext:value-type="float">
            <text:p>47644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586" calcext:value-type="float">
            <text:p>30586</text:p>
          </table:table-cell>
          <table:table-cell office:value-type="float" office:value="477018" calcext:value-type="float">
            <text:p>47701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632" calcext:value-type="float">
            <text:p>30632</text:p>
          </table:table-cell>
          <table:table-cell office:value-type="float" office:value="476970" calcext:value-type="float">
            <text:p>47697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668" calcext:value-type="float">
            <text:p>30668</text:p>
          </table:table-cell>
          <table:table-cell office:value-type="float" office:value="480717" calcext:value-type="float">
            <text:p>48071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703" calcext:value-type="float">
            <text:p>30703</text:p>
          </table:table-cell>
          <table:table-cell office:value-type="float" office:value="479422" calcext:value-type="float">
            <text:p>47942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737" calcext:value-type="float">
            <text:p>30737</text:p>
          </table:table-cell>
          <table:table-cell office:value-type="float" office:value="480072" calcext:value-type="float">
            <text:p>48007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776" calcext:value-type="float">
            <text:p>30776</text:p>
          </table:table-cell>
          <table:table-cell office:value-type="float" office:value="477097" calcext:value-type="float">
            <text:p>47709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4" calcext:value-type="float">
            <text:p>4</text:p>
          </table:table-cell>
          <table:table-cell office:value-type="float" office:value="30811" calcext:value-type="float">
            <text:p>30811</text:p>
          </table:table-cell>
          <table:table-cell office:value-type="float" office:value="481931" calcext:value-type="float">
            <text:p>48193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858" calcext:value-type="float">
            <text:p>30858</text:p>
          </table:table-cell>
          <table:table-cell office:value-type="float" office:value="474063" calcext:value-type="float">
            <text:p>47406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894" calcext:value-type="float">
            <text:p>30894</text:p>
          </table:table-cell>
          <table:table-cell office:value-type="float" office:value="476519" calcext:value-type="float">
            <text:p>4765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929" calcext:value-type="float">
            <text:p>30929</text:p>
          </table:table-cell>
          <table:table-cell office:value-type="float" office:value="471749" calcext:value-type="float">
            <text:p>47174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963" calcext:value-type="float">
            <text:p>30963</text:p>
          </table:table-cell>
          <table:table-cell office:value-type="float" office:value="476131" calcext:value-type="float">
            <text:p>47613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0999" calcext:value-type="float">
            <text:p>30999</text:p>
          </table:table-cell>
          <table:table-cell office:value-type="float" office:value="477766" calcext:value-type="float">
            <text:p>47776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034" calcext:value-type="float">
            <text:p>31034</text:p>
          </table:table-cell>
          <table:table-cell office:value-type="float" office:value="481035" calcext:value-type="float">
            <text:p>48103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072" calcext:value-type="float">
            <text:p>31072</text:p>
          </table:table-cell>
          <table:table-cell office:value-type="float" office:value="477702" calcext:value-type="float">
            <text:p>47770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106" calcext:value-type="float">
            <text:p>31106</text:p>
          </table:table-cell>
          <table:table-cell office:value-type="float" office:value="476721" calcext:value-type="float">
            <text:p>47672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152" calcext:value-type="float">
            <text:p>31152</text:p>
          </table:table-cell>
          <table:table-cell office:value-type="float" office:value="473175" calcext:value-type="float">
            <text:p>47317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8" calcext:value-type="float">
            <text:p>8</text:p>
          </table:table-cell>
          <table:table-cell office:value-type="float" office:value="31188" calcext:value-type="float">
            <text:p>31188</text:p>
          </table:table-cell>
          <table:table-cell office:value-type="float" office:value="477786" calcext:value-type="float">
            <text:p>47778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224" calcext:value-type="float">
            <text:p>31224</text:p>
          </table:table-cell>
          <table:table-cell office:value-type="float" office:value="472923" calcext:value-type="float">
            <text:p>47292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259" calcext:value-type="float">
            <text:p>31259</text:p>
          </table:table-cell>
          <table:table-cell office:value-type="float" office:value="474476" calcext:value-type="float">
            <text:p>4744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296" calcext:value-type="float">
            <text:p>31296</text:p>
          </table:table-cell>
          <table:table-cell office:value-type="float" office:value="478348" calcext:value-type="float">
            <text:p>47834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342" calcext:value-type="float">
            <text:p>31342</text:p>
          </table:table-cell>
          <table:table-cell office:value-type="float" office:value="481255" calcext:value-type="float">
            <text:p>48125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381" calcext:value-type="float">
            <text:p>31381</text:p>
          </table:table-cell>
          <table:table-cell office:value-type="float" office:value="477701" calcext:value-type="float">
            <text:p>47770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416" calcext:value-type="float">
            <text:p>31416</text:p>
          </table:table-cell>
          <table:table-cell office:value-type="float" office:value="472153" calcext:value-type="float">
            <text:p>47215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452" calcext:value-type="float">
            <text:p>31452</text:p>
          </table:table-cell>
          <table:table-cell office:value-type="float" office:value="471546" calcext:value-type="float">
            <text:p>47154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488" calcext:value-type="float">
            <text:p>31488</text:p>
          </table:table-cell>
          <table:table-cell office:value-type="float" office:value="477305" calcext:value-type="float">
            <text:p>4773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521" calcext:value-type="float">
            <text:p>31521</text:p>
          </table:table-cell>
          <table:table-cell office:value-type="float" office:value="476167" calcext:value-type="float">
            <text:p>47616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omante Code Smell</text:p>
          </table:table-cell>
          <table:table-cell office:value-type="float" office:value="0" calcext:value-type="float">
            <text:p>0</text:p>
          </table:table-cell>
          <table:table-cell office:value-type="float" office:value="31558" calcext:value-type="float">
            <text:p>31558</text:p>
          </table:table-cell>
          <table:table-cell office:value-type="float" office:value="479680" calcext:value-type="float">
            <text:p>47968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604" calcext:value-type="float">
            <text:p>31604</text:p>
          </table:table-cell>
          <table:table-cell office:value-type="float" office:value="303667" calcext:value-type="float">
            <text:p>30366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671" calcext:value-type="float">
            <text:p>31671</text:p>
          </table:table-cell>
          <table:table-cell office:value-type="float" office:value="468537" calcext:value-type="float">
            <text:p>4685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738" calcext:value-type="float">
            <text:p>31738</text:p>
          </table:table-cell>
          <table:table-cell office:value-type="float" office:value="467166" calcext:value-type="float">
            <text:p>46716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805" calcext:value-type="float">
            <text:p>31805</text:p>
          </table:table-cell>
          <table:table-cell office:value-type="float" office:value="470478" calcext:value-type="float">
            <text:p>47047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873" calcext:value-type="float">
            <text:p>31873</text:p>
          </table:table-cell>
          <table:table-cell office:value-type="float" office:value="460347" calcext:value-type="float">
            <text:p>46034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1940" calcext:value-type="float">
            <text:p>31940</text:p>
          </table:table-cell>
          <table:table-cell office:value-type="float" office:value="471041" calcext:value-type="float">
            <text:p>47104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007" calcext:value-type="float">
            <text:p>32007</text:p>
          </table:table-cell>
          <table:table-cell office:value-type="float" office:value="469743" calcext:value-type="float">
            <text:p>4697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084" calcext:value-type="float">
            <text:p>32084</text:p>
          </table:table-cell>
          <table:table-cell office:value-type="float" office:value="467990" calcext:value-type="float">
            <text:p>46799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152" calcext:value-type="float">
            <text:p>32152</text:p>
          </table:table-cell>
          <table:table-cell office:value-type="float" office:value="468079" calcext:value-type="float">
            <text:p>46807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2</text:p>
          </table:table-cell>
          <table:table-cell office:value-type="float" office:value="1" calcext:value-type="float">
            <text:p>1</text:p>
          </table:table-cell>
          <table:table-cell office:value-type="float" office:value="32222" calcext:value-type="float">
            <text:p>32222</text:p>
          </table:table-cell>
          <table:table-cell office:value-type="float" office:value="472774" calcext:value-type="float">
            <text:p>47277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631" calcext:value-type="float">
            <text:p>31631</text:p>
          </table:table-cell>
          <table:table-cell office:value-type="float" office:value="455734" calcext:value-type="float">
            <text:p>45573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705" calcext:value-type="float">
            <text:p>31705</text:p>
          </table:table-cell>
          <table:table-cell office:value-type="float" office:value="463163" calcext:value-type="float">
            <text:p>46316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771" calcext:value-type="float">
            <text:p>31771</text:p>
          </table:table-cell>
          <table:table-cell office:value-type="float" office:value="466344" calcext:value-type="float">
            <text:p>46634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838" calcext:value-type="float">
            <text:p>31838</text:p>
          </table:table-cell>
          <table:table-cell office:value-type="float" office:value="461251" calcext:value-type="float">
            <text:p>46125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905" calcext:value-type="float">
            <text:p>31905</text:p>
          </table:table-cell>
          <table:table-cell office:value-type="float" office:value="475824" calcext:value-type="float">
            <text:p>4758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1973" calcext:value-type="float">
            <text:p>31973</text:p>
          </table:table-cell>
          <table:table-cell office:value-type="float" office:value="457584" calcext:value-type="float">
            <text:p>45758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040" calcext:value-type="float">
            <text:p>32040</text:p>
          </table:table-cell>
          <table:table-cell office:value-type="float" office:value="468103" calcext:value-type="float">
            <text:p>46810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117" calcext:value-type="float">
            <text:p>32117</text:p>
          </table:table-cell>
          <table:table-cell office:value-type="float" office:value="456967" calcext:value-type="float">
            <text:p>45696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184" calcext:value-type="float">
            <text:p>32184</text:p>
          </table:table-cell>
          <table:table-cell office:value-type="float" office:value="466327" calcext:value-type="float">
            <text:p>46632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2_1</text:p>
          </table:table-cell>
          <table:table-cell office:value-type="float" office:value="1" calcext:value-type="float">
            <text:p>1</text:p>
          </table:table-cell>
          <table:table-cell office:value-type="float" office:value="32255" calcext:value-type="float">
            <text:p>32255</text:p>
          </table:table-cell>
          <table:table-cell office:value-type="float" office:value="461200" calcext:value-type="float">
            <text:p>46120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296" calcext:value-type="float">
            <text:p>32296</text:p>
          </table:table-cell>
          <table:table-cell office:value-type="float" office:value="298422" calcext:value-type="float">
            <text:p>29842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481" calcext:value-type="float">
            <text:p>32481</text:p>
          </table:table-cell>
          <table:table-cell office:value-type="float" office:value="281784" calcext:value-type="float">
            <text:p>2817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613" calcext:value-type="float">
            <text:p>32613</text:p>
          </table:table-cell>
          <table:table-cell office:value-type="float" office:value="283759" calcext:value-type="float">
            <text:p>28375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32741" calcext:value-type="float">
            <text:p>32741</text:p>
          </table:table-cell>
          <table:table-cell office:value-type="float" office:value="280585" calcext:value-type="float">
            <text:p>28058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286278" calcext:value-type="float">
            <text:p>28627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281465" calcext:value-type="float">
            <text:p>28146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286838" calcext:value-type="float">
            <text:p>28683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286674" calcext:value-type="float">
            <text:p>28667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274719" calcext:value-type="float">
            <text:p>27471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3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276501" calcext:value-type="float">
            <text:p>27650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323" calcext:value-type="float">
            <text:p>32323</text:p>
          </table:table-cell>
          <table:table-cell office:value-type="float" office:value="254585" calcext:value-type="float">
            <text:p>25458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420" calcext:value-type="float">
            <text:p>32420</text:p>
          </table:table-cell>
          <table:table-cell office:value-type="float" office:value="278348" calcext:value-type="float">
            <text:p>2783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550" calcext:value-type="float">
            <text:p>32550</text:p>
          </table:table-cell>
          <table:table-cell office:value-type="float" office:value="281404" calcext:value-type="float">
            <text:p>2814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2679" calcext:value-type="float">
            <text:p>32679</text:p>
          </table:table-cell>
          <table:table-cell office:value-type="float" office:value="286664" calcext:value-type="float">
            <text:p>28666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87569" calcext:value-type="float">
            <text:p>28756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279305" calcext:value-type="float">
            <text:p>27930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87400" calcext:value-type="float">
            <text:p>2874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270842" calcext:value-type="float">
            <text:p>27084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892" calcext:value-type="float">
            <text:p>892</text:p>
          </table:table-cell>
          <table:table-cell office:value-type="float" office:value="281707" calcext:value-type="float">
            <text:p>28170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4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274260" calcext:value-type="float">
            <text:p>27426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2352" calcext:value-type="float">
            <text:p>32352</text:p>
          </table:table-cell>
          <table:table-cell office:value-type="float" office:value="453227" calcext:value-type="float">
            <text:p>45322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2516" calcext:value-type="float">
            <text:p>32516</text:p>
          </table:table-cell>
          <table:table-cell office:value-type="float" office:value="276076" calcext:value-type="float">
            <text:p>2760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2646" calcext:value-type="float">
            <text:p>32646</text:p>
          </table:table-cell>
          <table:table-cell office:value-type="float" office:value="285258" calcext:value-type="float">
            <text:p>28525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290772" calcext:value-type="float">
            <text:p>2907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291491" calcext:value-type="float">
            <text:p>29149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float" office:value="288213" calcext:value-type="float">
            <text:p>2882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office:value-type="float" office:value="295415" calcext:value-type="float">
            <text:p>29541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284750" calcext:value-type="float">
            <text:p>28475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275380" calcext:value-type="float">
            <text:p>27538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1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258925" calcext:value-type="float">
            <text:p>25892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381" calcext:value-type="float">
            <text:p>32381</text:p>
          </table:table-cell>
          <table:table-cell office:value-type="float" office:value="280812" calcext:value-type="float">
            <text:p>2808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456" calcext:value-type="float">
            <text:p>32456</text:p>
          </table:table-cell>
          <table:table-cell office:value-type="float" office:value="278025" calcext:value-type="float">
            <text:p>2780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586" calcext:value-type="float">
            <text:p>32586</text:p>
          </table:table-cell>
          <table:table-cell office:value-type="float" office:value="286071" calcext:value-type="float">
            <text:p>28607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2715" calcext:value-type="float">
            <text:p>32715</text:p>
          </table:table-cell>
          <table:table-cell office:value-type="float" office:value="284058" calcext:value-type="float">
            <text:p>2840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285824" calcext:value-type="float">
            <text:p>28582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88821" calcext:value-type="float">
            <text:p>28882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694" calcext:value-type="float">
            <text:p>694</text:p>
          </table:table-cell>
          <table:table-cell office:value-type="float" office:value="280430" calcext:value-type="float">
            <text:p>28043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278283" calcext:value-type="float">
            <text:p>27828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289652" calcext:value-type="float">
            <text:p>28965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4_2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75746" calcext:value-type="float">
            <text:p>27574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Núcleo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198</text:p>
          </table:table-cell>
          <table:table-cell office:value-type="float" office:value="403652" calcext:value-type="float">
            <text:p>40365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356403" calcext:value-type="float">
            <text:p>3564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1818" calcext:value-type="float">
            <text:p>1818</text:p>
          </table:table-cell>
          <table:table-cell office:value-type="float" office:value="350657" calcext:value-type="float">
            <text:p>35065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042" calcext:value-type="float">
            <text:p>2042</text:p>
          </table:table-cell>
          <table:table-cell office:value-type="float" office:value="353394" calcext:value-type="float">
            <text:p>35339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436105" calcext:value-type="float">
            <text:p>43610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613" calcext:value-type="float">
            <text:p>2613</text:p>
          </table:table-cell>
          <table:table-cell office:value-type="float" office:value="360021" calcext:value-type="float">
            <text:p>36002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2863" calcext:value-type="float">
            <text:p>2863</text:p>
          </table:table-cell>
          <table:table-cell office:value-type="float" office:value="352244" calcext:value-type="float">
            <text:p>35224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3054" calcext:value-type="float">
            <text:p>3054</text:p>
          </table:table-cell>
          <table:table-cell office:value-type="float" office:value="346347" calcext:value-type="float">
            <text:p>34634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3304" calcext:value-type="float">
            <text:p>3304</text:p>
          </table:table-cell>
          <table:table-cell office:value-type="float" office:value="352480" calcext:value-type="float">
            <text:p>35248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1</text:p>
          </table:table-cell>
          <table:table-cell office:value-type="float" office:value="1" calcext:value-type="float">
            <text:p>1</text:p>
          </table:table-cell>
          <table:table-cell office:value-type="float" office:value="3556" calcext:value-type="float">
            <text:p>3556</text:p>
          </table:table-cell>
          <table:table-cell office:value-type="float" office:value="344065" calcext:value-type="float">
            <text:p>34406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406643" calcext:value-type="float">
            <text:p>40664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363602" calcext:value-type="float">
            <text:p>3636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348608" calcext:value-type="float">
            <text:p>34860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097" calcext:value-type="float">
            <text:p>2097</text:p>
          </table:table-cell>
          <table:table-cell office:value-type="float" office:value="357563" calcext:value-type="float">
            <text:p>35756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float" office:value="351229" calcext:value-type="float">
            <text:p>35122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float" office:value="359644" calcext:value-type="float">
            <text:p>35964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438713" calcext:value-type="float">
            <text:p>43871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3112" calcext:value-type="float">
            <text:p>3112</text:p>
          </table:table-cell>
          <table:table-cell office:value-type="float" office:value="366117" calcext:value-type="float">
            <text:p>36611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3365" calcext:value-type="float">
            <text:p>3365</text:p>
          </table:table-cell>
          <table:table-cell office:value-type="float" office:value="345333" calcext:value-type="float">
            <text:p>3453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3</text:p>
          </table:table-cell>
          <table:table-cell office:value-type="float" office:value="1" calcext:value-type="float">
            <text:p>1</text:p>
          </table:table-cell>
          <table:table-cell office:value-type="float" office:value="3614" calcext:value-type="float">
            <text:p>3614</text:p>
          </table:table-cell>
          <table:table-cell office:value-type="float" office:value="353230" calcext:value-type="float">
            <text:p>35323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406047" calcext:value-type="float">
            <text:p>40604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1624" calcext:value-type="float">
            <text:p>1624</text:p>
          </table:table-cell>
          <table:table-cell office:value-type="float" office:value="348246" calcext:value-type="float">
            <text:p>34824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355368" calcext:value-type="float">
            <text:p>35536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072" calcext:value-type="float">
            <text:p>2072</text:p>
          </table:table-cell>
          <table:table-cell office:value-type="float" office:value="353332" calcext:value-type="float">
            <text:p>3533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office:value-type="float" office:value="353999" calcext:value-type="float">
            <text:p>35399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552" calcext:value-type="float">
            <text:p>2552</text:p>
          </table:table-cell>
          <table:table-cell office:value-type="float" office:value="358983" calcext:value-type="float">
            <text:p>35898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2803" calcext:value-type="float">
            <text:p>2803</text:p>
          </table:table-cell>
          <table:table-cell office:value-type="float" office:value="439950" calcext:value-type="float">
            <text:p>43995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3087" calcext:value-type="float">
            <text:p>3087</text:p>
          </table:table-cell>
          <table:table-cell office:value-type="float" office:value="349564" calcext:value-type="float">
            <text:p>3495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338444" calcext:value-type="float">
            <text:p>33844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6</text:p>
          </table:table-cell>
          <table:table-cell office:value-type="float" office:value="1" calcext:value-type="float">
            <text:p>1</text:p>
          </table:table-cell>
          <table:table-cell office:value-type="float" office:value="3579" calcext:value-type="float">
            <text:p>3579</text:p>
          </table:table-cell>
          <table:table-cell office:value-type="float" office:value="326618" calcext:value-type="float">
            <text:p>32661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355861" calcext:value-type="float">
            <text:p>35586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  <table:table-cell office:value-type="float" office:value="347637" calcext:value-type="float">
            <text:p>3476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356454" calcext:value-type="float">
            <text:p>35645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float" office:value="365711" calcext:value-type="float">
            <text:p>3657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237" calcext:value-type="float">
            <text:p>2237</text:p>
          </table:table-cell>
          <table:table-cell office:value-type="float" office:value="355917" calcext:value-type="float">
            <text:p>35591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490" calcext:value-type="float">
            <text:p>2490</text:p>
          </table:table-cell>
          <table:table-cell office:value-type="float" office:value="358745" calcext:value-type="float">
            <text:p>35874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738" calcext:value-type="float">
            <text:p>2738</text:p>
          </table:table-cell>
          <table:table-cell office:value-type="float" office:value="361583" calcext:value-type="float">
            <text:p>36158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2993" calcext:value-type="float">
            <text:p>2993</text:p>
          </table:table-cell>
          <table:table-cell office:value-type="float" office:value="349678" calcext:value-type="float">
            <text:p>34967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352542" calcext:value-type="float">
            <text:p>35254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7</text:p>
          </table:table-cell>
          <table:table-cell office:value-type="float" office:value="1" calcext:value-type="float">
            <text:p>1</text:p>
          </table:table-cell>
          <table:table-cell office:value-type="float" office:value="3491" calcext:value-type="float">
            <text:p>3491</text:p>
          </table:table-cell>
          <table:table-cell office:value-type="float" office:value="330177" calcext:value-type="float">
            <text:p>33017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1312" calcext:value-type="float">
            <text:p>1312</text:p>
          </table:table-cell>
          <table:table-cell office:value-type="float" office:value="572817" calcext:value-type="float">
            <text:p>57281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1664" calcext:value-type="float">
            <text:p>1664</text:p>
          </table:table-cell>
          <table:table-cell office:value-type="float" office:value="366432" calcext:value-type="float">
            <text:p>36643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float" office:value="359724" calcext:value-type="float">
            <text:p>35972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175" calcext:value-type="float">
            <text:p>2175</text:p>
          </table:table-cell>
          <table:table-cell office:value-type="float" office:value="353559" calcext:value-type="float">
            <text:p>35355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float" office:value="350363" calcext:value-type="float">
            <text:p>35036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675" calcext:value-type="float">
            <text:p>2675</text:p>
          </table:table-cell>
          <table:table-cell office:value-type="float" office:value="346526" calcext:value-type="float">
            <text:p>34652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2926" calcext:value-type="float">
            <text:p>2926</text:p>
          </table:table-cell>
          <table:table-cell office:value-type="float" office:value="345400" calcext:value-type="float">
            <text:p>34540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3177" calcext:value-type="float">
            <text:p>3177</text:p>
          </table:table-cell>
          <table:table-cell office:value-type="float" office:value="356158" calcext:value-type="float">
            <text:p>35615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3427" calcext:value-type="float">
            <text:p>3427</text:p>
          </table:table-cell>
          <table:table-cell office:value-type="float" office:value="359229" calcext:value-type="float">
            <text:p>35922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2</text:p>
          </table:table-cell>
          <table:table-cell office:value-type="float" office:value="1" calcext:value-type="float">
            <text:p>1</text:p>
          </table:table-cell>
          <table:table-cell office:value-type="float" office:value="3677" calcext:value-type="float">
            <text:p>3677</text:p>
          </table:table-cell>
          <table:table-cell office:value-type="float" office:value="304595" calcext:value-type="float">
            <text:p>30459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378280" calcext:value-type="float">
            <text:p>37828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1544" calcext:value-type="float">
            <text:p>1544</text:p>
          </table:table-cell>
          <table:table-cell office:value-type="float" office:value="354080" calcext:value-type="float">
            <text:p>35408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445842" calcext:value-type="float">
            <text:p>44584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347586" calcext:value-type="float">
            <text:p>34758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393" calcext:value-type="float">
            <text:p>2393</text:p>
          </table:table-cell>
          <table:table-cell office:value-type="float" office:value="452268" calcext:value-type="float">
            <text:p>45226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347527" calcext:value-type="float">
            <text:p>34752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2896" calcext:value-type="float">
            <text:p>2896</text:p>
          </table:table-cell>
          <table:table-cell office:value-type="float" office:value="344601" calcext:value-type="float">
            <text:p>34460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3147" calcext:value-type="float">
            <text:p>3147</text:p>
          </table:table-cell>
          <table:table-cell office:value-type="float" office:value="359673" calcext:value-type="float">
            <text:p>35967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3397" calcext:value-type="float">
            <text:p>3397</text:p>
          </table:table-cell>
          <table:table-cell office:value-type="float" office:value="347348" calcext:value-type="float">
            <text:p>34734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5</text:p>
          </table:table-cell>
          <table:table-cell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office:value-type="float" office:value="322494" calcext:value-type="float">
            <text:p>322494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1373" calcext:value-type="float">
            <text:p>1373</text:p>
          </table:table-cell>
          <table:table-cell office:value-type="float" office:value="363475" calcext:value-type="float">
            <text:p>36347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354999" calcext:value-type="float">
            <text:p>35499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1762" calcext:value-type="float">
            <text:p>1762</text:p>
          </table:table-cell>
          <table:table-cell office:value-type="float" office:value="358055" calcext:value-type="float">
            <text:p>35805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53792" calcext:value-type="float">
            <text:p>35379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274" calcext:value-type="float">
            <text:p>2274</text:p>
          </table:table-cell>
          <table:table-cell office:value-type="float" office:value="345056" calcext:value-type="float">
            <text:p>34505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517" calcext:value-type="float">
            <text:p>2517</text:p>
          </table:table-cell>
          <table:table-cell office:value-type="float" office:value="363004" calcext:value-type="float">
            <text:p>36300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2769" calcext:value-type="float">
            <text:p>2769</text:p>
          </table:table-cell>
          <table:table-cell office:value-type="float" office:value="355487" calcext:value-type="float">
            <text:p>35548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3020" calcext:value-type="float">
            <text:p>3020</text:p>
          </table:table-cell>
          <table:table-cell office:value-type="float" office:value="360304" calcext:value-type="float">
            <text:p>36030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3272" calcext:value-type="float">
            <text:p>3272</text:p>
          </table:table-cell>
          <table:table-cell office:value-type="float" office:value="360090" calcext:value-type="float">
            <text:p>36009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8</text:p>
          </table:table-cell>
          <table:table-cell office:value-type="float" office:value="1" calcext:value-type="float">
            <text:p>1</text:p>
          </table:table-cell>
          <table:table-cell office:value-type="float" office:value="3521" calcext:value-type="float">
            <text:p>3521</text:p>
          </table:table-cell>
          <table:table-cell office:value-type="float" office:value="348579" calcext:value-type="float">
            <text:p>34857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349402" calcext:value-type="float">
            <text:p>3494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474" calcext:value-type="float">
            <text:p>1474</text:p>
          </table:table-cell>
          <table:table-cell office:value-type="float" office:value="345677" calcext:value-type="float">
            <text:p>34567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726" calcext:value-type="float">
            <text:p>1726</text:p>
          </table:table-cell>
          <table:table-cell office:value-type="float" office:value="344884" calcext:value-type="float">
            <text:p>34488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351738" calcext:value-type="float">
            <text:p>35173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210" calcext:value-type="float">
            <text:p>2210</text:p>
          </table:table-cell>
          <table:table-cell office:value-type="float" office:value="354879" calcext:value-type="float">
            <text:p>35487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459" calcext:value-type="float">
            <text:p>2459</text:p>
          </table:table-cell>
          <table:table-cell office:value-type="float" office:value="348251" calcext:value-type="float">
            <text:p>34825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708" calcext:value-type="float">
            <text:p>2708</text:p>
          </table:table-cell>
          <table:table-cell office:value-type="float" office:value="348596" calcext:value-type="float">
            <text:p>34859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2958" calcext:value-type="float">
            <text:p>2958</text:p>
          </table:table-cell>
          <table:table-cell office:value-type="float" office:value="340413" calcext:value-type="float">
            <text:p>34041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3209" calcext:value-type="float">
            <text:p>3209</text:p>
          </table:table-cell>
          <table:table-cell office:value-type="float" office:value="343378" calcext:value-type="float">
            <text:p>34337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home/rcolbek/projetos/jdownloader/trunk</text:p>
          </table:table-cell>
          <table:table-cell office:value-type="string" calcext:value-type="string">
            <text:p>Smell8_4</text:p>
          </table:table-cell>
          <table:table-cell office:value-type="float" office:value="1" calcext:value-type="float">
            <text:p>1</text:p>
          </table:table-cell>
          <table:table-cell office:value-type="float" office:value="3459" calcext:value-type="float">
            <text:p>3459</text:p>
          </table:table-cell>
          <table:table-cell office:value-type="float" office:value="348341" calcext:value-type="float">
            <text:p>34834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0" number:grouping="true"/>
    </number:number-style>
    <number:number-style style:name="N107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21:43:15.3654155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eri Colbek</meta:initial-creator>
    <meta:creation-date>2017-06-04T22:21:19.765242165</meta:creation-date>
    <dc:date>2017-06-06T22:18:01.015857856</dc:date>
    <dc:creator>Rudieri Colbek</dc:creator>
    <meta:editing-duration>P1DT57M5S</meta:editing-duration>
    <meta:editing-cycles>14</meta:editing-cycles>
    <meta:generator>LibreOffice/4.3.3.2$Linux_X86_64 LibreOffice_project/430m0$Build-2</meta:generator>
    <meta:document-statistic meta:table-count="3" meta:cell-count="2919" meta:object-count="0"/>
  </office:meta>
</office:document-meta>
</file>